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0.8398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0.892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ld_young_0" table:style-name="ta1">
        <table:shapes>
          <draw:frame draw:z-index="0" draw:style-name="gr1" draw:text-style-name="P1" svg:width="6.2988in" svg:height="3.5429in" svg:x="2.5268in" svg:y="60.8394in">
            <draw:object draw:notify-on-update-of-ranges="Old_young_0.D17:Old_young_0.D3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susceptible</text:p>
          </table:table-cell>
          <table:table-cell office:value-type="string" calcext:value-type="string">
            <text:p>total infected</text:p>
          </table:table-cell>
          <table:table-cell office:value-type="string" calcext:value-type="string">
            <text:p>currently infected</text:p>
          </table:table-cell>
          <table:table-cell office:value-type="string" calcext:value-type="string">
            <text:p>symptomatic</text:p>
          </table:table-cell>
          <table:table-cell office:value-type="string" calcext:value-type="string">
            <text:p>quarantined</text:p>
          </table:table-cell>
          <table:table-cell office:value-type="string" calcext:value-type="string">
            <text:p>hospitalize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vaccinated</text:p>
          </table:table-cell>
          <table:table-cell office:value-type="string" calcext:value-type="string">
            <text:p>transmitter</text:p>
          </table:table-cell>
          <table:table-cell office:value-type="string" calcext:value-type="string">
            <text:p>deceased</text:p>
          </table:table-cell>
          <table:table-cell office:value-type="string" calcext:value-type="string">
            <text:p>currentlyInfected</text:p>
          </table:table-cell>
          <table:table-cell office:value-type="string" calcext:value-type="string">
            <text:p>newInfections</text:p>
          </table:table-cell>
          <table:table-cell office:value-type="string" calcext:value-type="string">
            <text:p>totalInfected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2065" calcext:value-type="float">
            <text:p>20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3833" calcext:value-type="float">
            <text:p>3833</text:p>
          </table:table-cell>
          <table:table-cell office:value-type="float" office:value="1768" calcext:value-type="float">
            <text:p>17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5305" calcext:value-type="float">
            <text:p>5305</text:p>
          </table:table-cell>
          <table:table-cell office:value-type="float" office:value="1472" calcext:value-type="float">
            <text:p>14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6633" calcext:value-type="float">
            <text:p>6633</text:p>
          </table:table-cell>
          <table:table-cell office:value-type="float" office:value="1328" calcext:value-type="float">
            <text:p>1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7848" calcext:value-type="float">
            <text:p>7848</text:p>
          </table:table-cell>
          <table:table-cell office:value-type="float" office:value="1215" calcext:value-type="float">
            <text:p>12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8884" calcext:value-type="float">
            <text:p>8884</text:p>
          </table:table-cell>
          <table:table-cell office:value-type="float" office:value="1036" calcext:value-type="float">
            <text:p>10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972" calcext:value-type="float">
            <text:p>9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0708" calcext:value-type="float">
            <text:p>10708</text:p>
          </table:table-cell>
          <table:table-cell office:value-type="float" office:value="852" calcext:value-type="float">
            <text:p>8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1413" calcext:value-type="float">
            <text:p>11413</text:p>
          </table:table-cell>
          <table:table-cell office:value-type="float" office:value="705" calcext:value-type="float">
            <text:p>70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2080" calcext:value-type="float">
            <text:p>12080</text:p>
          </table:table-cell>
          <table:table-cell office:value-type="float" office:value="667" calcext:value-type="float">
            <text:p>6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691" calcext:value-type="float">
            <text:p>12691</text:p>
          </table:table-cell>
          <table:table-cell office:value-type="float" office:value="611" calcext:value-type="float">
            <text:p>6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3209" calcext:value-type="float">
            <text:p>13209</text:p>
          </table:table-cell>
          <table:table-cell office:value-type="float" office:value="518" calcext:value-type="float">
            <text:p>5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718" calcext:value-type="float">
            <text:p>13718</text:p>
          </table:table-cell>
          <table:table-cell office:value-type="float" office:value="509" calcext:value-type="float">
            <text:p>5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76" calcext:value-type="float">
            <text:p>337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4134" calcext:value-type="float">
            <text:p>14134</text:p>
          </table:table-cell>
          <table:table-cell office:value-type="float" office:value="416" calcext:value-type="float">
            <text:p>4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38" calcext:value-type="float">
            <text:p>463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4526" calcext:value-type="float">
            <text:p>14526</text:p>
          </table:table-cell>
          <table:table-cell office:value-type="float" office:value="392" calcext:value-type="float">
            <text:p>3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61" calcext:value-type="float">
            <text:p>576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4844" calcext:value-type="float">
            <text:p>14844</text:p>
          </table:table-cell>
          <table:table-cell office:value-type="float" office:value="318" calcext:value-type="float">
            <text:p>3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04" calcext:value-type="float">
            <text:p>680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5136" calcext:value-type="float">
            <text:p>15136</text:p>
          </table:table-cell>
          <table:table-cell office:value-type="float" office:value="292" calcext:value-type="float">
            <text:p>2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5390" calcext:value-type="float">
            <text:p>15390</text:p>
          </table:table-cell>
          <table:table-cell office:value-type="float" office:value="254" calcext:value-type="float">
            <text:p>2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77" calcext:value-type="float">
            <text:p>857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5612" calcext:value-type="float">
            <text:p>15612</text:p>
          </table:table-cell>
          <table:table-cell office:value-type="float" office:value="222" calcext:value-type="float">
            <text:p>2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50" calcext:value-type="float">
            <text:p>955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15840" calcext:value-type="float">
            <text:p>15840</text:p>
          </table:table-cell>
          <table:table-cell office:value-type="float" office:value="228" calcext:value-type="float">
            <text:p>2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16041" calcext:value-type="float">
            <text:p>16041</text:p>
          </table:table-cell>
          <table:table-cell office:value-type="float" office:value="201" calcext:value-type="float">
            <text:p>2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79" calcext:value-type="float">
            <text:p>11079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16205" calcext:value-type="float">
            <text:p>16205</text:p>
          </table:table-cell>
          <table:table-cell office:value-type="float" office:value="164" calcext:value-type="float">
            <text:p>1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6389" calcext:value-type="float">
            <text:p>16389</text:p>
          </table:table-cell>
          <table:table-cell office:value-type="float" office:value="184" calcext:value-type="float">
            <text:p>1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358" calcext:value-type="float">
            <text:p>12358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16535" calcext:value-type="float">
            <text:p>16535</text:p>
          </table:table-cell>
          <table:table-cell office:value-type="float" office:value="146" calcext:value-type="float">
            <text:p>1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931" calcext:value-type="float">
            <text:p>12931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6672" calcext:value-type="float">
            <text:p>16672</text:p>
          </table:table-cell>
          <table:table-cell office:value-type="float" office:value="137" calcext:value-type="float">
            <text:p>1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384" calcext:value-type="float">
            <text:p>13384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6785" calcext:value-type="float">
            <text:p>16785</text:p>
          </table:table-cell>
          <table:table-cell office:value-type="float" office:value="113" calcext:value-type="float">
            <text:p>1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830" calcext:value-type="float">
            <text:p>13830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16901" calcext:value-type="float">
            <text:p>16901</text:p>
          </table:table-cell>
          <table:table-cell office:value-type="float" office:value="116" calcext:value-type="float">
            <text:p>1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183" calcext:value-type="float">
            <text:p>14183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16989" calcext:value-type="float">
            <text:p>16989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508" calcext:value-type="float">
            <text:p>14508</text:p>
          </table:table-cell>
          <table:table-cell table:number-columns-repeated="2"/>
          <table:table-cell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17113" calcext:value-type="float">
            <text:p>17113</text:p>
          </table:table-cell>
          <table:table-cell office:value-type="float" office:value="124" calcext:value-type="float">
            <text:p>1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781" calcext:value-type="float">
            <text:p>14781</text:p>
          </table:table-cell>
          <table:table-cell table:number-columns-repeated="2"/>
          <table:table-cell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17200" calcext:value-type="float">
            <text:p>17200</text:p>
          </table:table-cell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028" calcext:value-type="float">
            <text:p>15028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17277" calcext:value-type="float">
            <text:p>17277</text:p>
          </table:table-cell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273" calcext:value-type="float">
            <text:p>15273</text:p>
          </table:table-cell>
          <table:table-cell table:number-columns-repeated="2"/>
          <table:table-cell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17337" calcext:value-type="float">
            <text:p>17337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495" calcext:value-type="float">
            <text:p>15495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17395" calcext:value-type="float">
            <text:p>17395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672" calcext:value-type="float">
            <text:p>15672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17439" calcext:value-type="float">
            <text:p>17439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866" calcext:value-type="float">
            <text:p>15866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7483" calcext:value-type="float">
            <text:p>17483</text:p>
          </table:table-cell>
          <table:table-cell office:value-type="float" office:value="44" calcext:value-type="float">
            <text:p>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6" calcext:value-type="float">
            <text:p>16016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7511" calcext:value-type="float">
            <text:p>17511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162" calcext:value-type="float">
            <text:p>16162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17539" calcext:value-type="float">
            <text:p>17539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277" calcext:value-type="float">
            <text:p>16277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17555" calcext:value-type="float">
            <text:p>17555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392" calcext:value-type="float">
            <text:p>16392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7571" calcext:value-type="float">
            <text:p>17571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484" calcext:value-type="float">
            <text:p>16484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17582" calcext:value-type="float">
            <text:p>17582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609" calcext:value-type="float">
            <text:p>16609</text:p>
          </table:table-cell>
          <table:table-cell table:number-columns-repeated="2"/>
          <table:table-cell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17598" calcext:value-type="float">
            <text:p>17598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699" calcext:value-type="float">
            <text:p>16699</text:p>
          </table:table-cell>
          <table:table-cell table:number-columns-repeated="2"/>
          <table:table-cell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7607" calcext:value-type="float">
            <text:p>17607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779" calcext:value-type="float">
            <text:p>16779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17612" calcext:value-type="float">
            <text:p>1761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840" calcext:value-type="float">
            <text:p>16840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17621" calcext:value-type="float">
            <text:p>17621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899" calcext:value-type="float">
            <text:p>16899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17630" calcext:value-type="float">
            <text:p>1763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45" calcext:value-type="float">
            <text:p>16945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7633" calcext:value-type="float">
            <text:p>17633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17634" calcext:value-type="float">
            <text:p>1763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16" calcext:value-type="float">
            <text:p>17016</text:p>
          </table:table-cell>
          <table:table-cell table:number-columns-repeated="2"/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17640" calcext:value-type="float">
            <text:p>1764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43" calcext:value-type="float">
            <text:p>17043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17647" calcext:value-type="float">
            <text:p>17647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60" calcext:value-type="float">
            <text:p>17060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17655" calcext:value-type="float">
            <text:p>17655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76" calcext:value-type="float">
            <text:p>17076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7661" calcext:value-type="float">
            <text:p>1766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087" calcext:value-type="float">
            <text:p>17087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7666" calcext:value-type="float">
            <text:p>17666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03" calcext:value-type="float">
            <text:p>17103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7669" calcext:value-type="float">
            <text:p>17669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13" calcext:value-type="float">
            <text:p>17113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17675" calcext:value-type="float">
            <text:p>1767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18" calcext:value-type="float">
            <text:p>17118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7679" calcext:value-type="float">
            <text:p>17679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27" calcext:value-type="float">
            <text:p>17127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7682" calcext:value-type="float">
            <text:p>1768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36" calcext:value-type="float">
            <text:p>17136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17688" calcext:value-type="float">
            <text:p>17688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38" calcext:value-type="float">
            <text:p>17138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17693" calcext:value-type="float">
            <text:p>1769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39" calcext:value-type="float">
            <text:p>17139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17694" calcext:value-type="float">
            <text:p>1769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45" calcext:value-type="float">
            <text:p>17145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17700" calcext:value-type="float">
            <text:p>1770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52" calcext:value-type="float">
            <text:p>17152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7706" calcext:value-type="float">
            <text:p>1770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60" calcext:value-type="float">
            <text:p>17160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7708" calcext:value-type="float">
            <text:p>1770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66" calcext:value-type="float">
            <text:p>17166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17711" calcext:value-type="float">
            <text:p>1771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71" calcext:value-type="float">
            <text:p>17171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7714" calcext:value-type="float">
            <text:p>1771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74" calcext:value-type="float">
            <text:p>17174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7717" calcext:value-type="float">
            <text:p>17717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78" calcext:value-type="float">
            <text:p>17178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7723" calcext:value-type="float">
            <text:p>1772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82" calcext:value-type="float">
            <text:p>17182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7725" calcext:value-type="float">
            <text:p>1772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84" calcext:value-type="float">
            <text:p>17184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8052" calcext:value-type="float">
            <text:p>18052</text:p>
          </table:table-cell>
          <table:table-cell office:value-type="float" office:value="327" calcext:value-type="float">
            <text:p>3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90" calcext:value-type="float">
            <text:p>17190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8624" calcext:value-type="float">
            <text:p>18624</text:p>
          </table:table-cell>
          <table:table-cell office:value-type="float" office:value="572" calcext:value-type="float">
            <text:p>5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95" calcext:value-type="float">
            <text:p>17195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9378" calcext:value-type="float">
            <text:p>19378</text:p>
          </table:table-cell>
          <table:table-cell office:value-type="float" office:value="754" calcext:value-type="float">
            <text:p>7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196" calcext:value-type="float">
            <text:p>17196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0169" calcext:value-type="float">
            <text:p>20169</text:p>
          </table:table-cell>
          <table:table-cell office:value-type="float" office:value="791" calcext:value-type="float">
            <text:p>7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202" calcext:value-type="float">
            <text:p>17202</text:p>
          </table:table-cell>
          <table:table-cell table:number-columns-repeated="2"/>
          <table:table-cell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0975" calcext:value-type="float">
            <text:p>20975</text:p>
          </table:table-cell>
          <table:table-cell office:value-type="float" office:value="806" calcext:value-type="float">
            <text:p>8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208" calcext:value-type="float">
            <text:p>17208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1845" calcext:value-type="float">
            <text:p>21845</text:p>
          </table:table-cell>
          <table:table-cell office:value-type="float" office:value="870" calcext:value-type="float">
            <text:p>8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210" calcext:value-type="float">
            <text:p>17210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2645" calcext:value-type="float">
            <text:p>22645</text:p>
          </table:table-cell>
          <table:table-cell office:value-type="float" office:value="800" calcext:value-type="float">
            <text:p>8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214" calcext:value-type="float">
            <text:p>17214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3533" calcext:value-type="float">
            <text:p>23533</text:p>
          </table:table-cell>
          <table:table-cell office:value-type="float" office:value="888" calcext:value-type="float">
            <text:p>8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217" calcext:value-type="float">
            <text:p>17217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4389" calcext:value-type="float">
            <text:p>24389</text:p>
          </table:table-cell>
          <table:table-cell office:value-type="float" office:value="856" calcext:value-type="float">
            <text:p>8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220" calcext:value-type="float">
            <text:p>17220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5272" calcext:value-type="float">
            <text:p>25272</text:p>
          </table:table-cell>
          <table:table-cell office:value-type="float" office:value="883" calcext:value-type="float">
            <text:p>8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226" calcext:value-type="float">
            <text:p>17226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6075" calcext:value-type="float">
            <text:p>26075</text:p>
          </table:table-cell>
          <table:table-cell office:value-type="float" office:value="803" calcext:value-type="float">
            <text:p>8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228" calcext:value-type="float">
            <text:p>17228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6852" calcext:value-type="float">
            <text:p>26852</text:p>
          </table:table-cell>
          <table:table-cell office:value-type="float" office:value="777" calcext:value-type="float">
            <text:p>7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527" calcext:value-type="float">
            <text:p>17527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7556" calcext:value-type="float">
            <text:p>27556</text:p>
          </table:table-cell>
          <table:table-cell office:value-type="float" office:value="704" calcext:value-type="float">
            <text:p>7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053" calcext:value-type="float">
            <text:p>18053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8270" calcext:value-type="float">
            <text:p>28270</text:p>
          </table:table-cell>
          <table:table-cell office:value-type="float" office:value="714" calcext:value-type="float">
            <text:p>7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754" calcext:value-type="float">
            <text:p>18754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8903" calcext:value-type="float">
            <text:p>28903</text:p>
          </table:table-cell>
          <table:table-cell office:value-type="float" office:value="633" calcext:value-type="float">
            <text:p>63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480" calcext:value-type="float">
            <text:p>19480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9435" calcext:value-type="float">
            <text:p>29435</text:p>
          </table:table-cell>
          <table:table-cell office:value-type="float" office:value="532" calcext:value-type="float">
            <text:p>5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233" calcext:value-type="float">
            <text:p>20233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9950" calcext:value-type="float">
            <text:p>29950</text:p>
          </table:table-cell>
          <table:table-cell office:value-type="float" office:value="515" calcext:value-type="float">
            <text:p>5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039" calcext:value-type="float">
            <text:p>21039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30407" calcext:value-type="float">
            <text:p>30407</text:p>
          </table:table-cell>
          <table:table-cell office:value-type="float" office:value="457" calcext:value-type="float">
            <text:p>4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786" calcext:value-type="float">
            <text:p>21786</text:p>
          </table:table-cell>
          <table:table-cell table:number-columns-repeated="2"/>
          <table:table-cell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30849" calcext:value-type="float">
            <text:p>30849</text:p>
          </table:table-cell>
          <table:table-cell office:value-type="float" office:value="442" calcext:value-type="float">
            <text:p>4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00" calcext:value-type="float">
            <text:p>22600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31214" calcext:value-type="float">
            <text:p>31214</text:p>
          </table:table-cell>
          <table:table-cell office:value-type="float" office:value="365" calcext:value-type="float">
            <text:p>3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412" calcext:value-type="float">
            <text:p>23412</text:p>
          </table:table-cell>
          <table:table-cell table:number-columns-repeated="2"/>
          <table:table-cell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31572" calcext:value-type="float">
            <text:p>31572</text:p>
          </table:table-cell>
          <table:table-cell office:value-type="float" office:value="358" calcext:value-type="float">
            <text:p>3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230" calcext:value-type="float">
            <text:p>24230</text:p>
          </table:table-cell>
          <table:table-cell table:number-columns-repeated="2"/>
          <table:table-cell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31881" calcext:value-type="float">
            <text:p>31881</text:p>
          </table:table-cell>
          <table:table-cell office:value-type="float" office:value="309" calcext:value-type="float">
            <text:p>3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986" calcext:value-type="float">
            <text:p>24986</text:p>
          </table:table-cell>
          <table:table-cell table:number-columns-repeated="2"/>
          <table:table-cell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32186" calcext:value-type="float">
            <text:p>32186</text:p>
          </table:table-cell>
          <table:table-cell office:value-type="float" office:value="305" calcext:value-type="float">
            <text:p>30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683" calcext:value-type="float">
            <text:p>25683</text:p>
          </table:table-cell>
          <table:table-cell table:number-columns-repeated="2"/>
          <table:table-cell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32475" calcext:value-type="float">
            <text:p>32475</text:p>
          </table:table-cell>
          <table:table-cell office:value-type="float" office:value="289" calcext:value-type="float">
            <text:p>2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53" calcext:value-type="float">
            <text:p>26353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32709" calcext:value-type="float">
            <text:p>32709</text:p>
          </table:table-cell>
          <table:table-cell office:value-type="float" office:value="234" calcext:value-type="float">
            <text:p>2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10" calcext:value-type="float">
            <text:p>27010</text:p>
          </table:table-cell>
          <table:table-cell table:number-columns-repeated="2"/>
          <table:table-cell office:value-type="float" office:value="763" calcext:value-type="float">
            <text:p>763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32957" calcext:value-type="float">
            <text:p>32957</text:p>
          </table:table-cell>
          <table:table-cell office:value-type="float" office:value="248" calcext:value-type="float">
            <text:p>2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630" calcext:value-type="float">
            <text:p>27630</text:p>
          </table:table-cell>
          <table:table-cell table:number-columns-repeated="2"/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33131" calcext:value-type="float">
            <text:p>33131</text:p>
          </table:table-cell>
          <table:table-cell office:value-type="float" office:value="174" calcext:value-type="float">
            <text:p>1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145" calcext:value-type="float">
            <text:p>28145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33302" calcext:value-type="float">
            <text:p>33302</text:p>
          </table:table-cell>
          <table:table-cell office:value-type="float" office:value="171" calcext:value-type="float">
            <text:p>1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669" calcext:value-type="float">
            <text:p>28669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33479" calcext:value-type="float">
            <text:p>33479</text:p>
          </table:table-cell>
          <table:table-cell office:value-type="float" office:value="177" calcext:value-type="float">
            <text:p>1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127" calcext:value-type="float">
            <text:p>29127</text:p>
          </table:table-cell>
          <table:table-cell table:number-columns-repeated="2"/>
          <table:table-cell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33641" calcext:value-type="float">
            <text:p>33641</text:p>
          </table:table-cell>
          <table:table-cell office:value-type="float" office:value="162" calcext:value-type="float">
            <text:p>16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599" calcext:value-type="float">
            <text:p>29599</text:p>
          </table:table-cell>
          <table:table-cell table:number-columns-repeated="2"/>
          <table:table-cell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33788" calcext:value-type="float">
            <text:p>33788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988" calcext:value-type="float">
            <text:p>29988</text:p>
          </table:table-cell>
          <table:table-cell table:number-columns-repeated="2"/>
          <table:table-cell office:value-type="float" office:value="941" calcext:value-type="float">
            <text:p>941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33898" calcext:value-type="float">
            <text:p>33898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363" calcext:value-type="float">
            <text:p>30363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float" office:value="102" calcext:value-type="float">
            <text:p>1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688" calcext:value-type="float">
            <text:p>30688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float" office:value="34108" calcext:value-type="float">
            <text:p>34108</text:p>
          </table:table-cell>
          <table:table-cell office:value-type="float" office:value="108" calcext:value-type="float">
            <text:p>1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997" calcext:value-type="float">
            <text:p>30997</text:p>
          </table:table-cell>
          <table:table-cell table:number-columns-repeated="2"/>
          <table:table-cell office:value-type="float" office:value="1020" calcext:value-type="float">
            <text:p>102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34178" calcext:value-type="float">
            <text:p>34178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4" calcext:value-type="float">
            <text:p>31294</text:p>
          </table:table-cell>
          <table:table-cell table:number-columns-repeated="2"/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34243" calcext:value-type="float">
            <text:p>34243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47" calcext:value-type="float">
            <text:p>31547</text:p>
          </table:table-cell>
          <table:table-cell table:number-columns-repeated="2"/>
          <table:table-cell office:value-type="float" office:value="1064" calcext:value-type="float">
            <text:p>1064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34314" calcext:value-type="float">
            <text:p>34314</text:p>
          </table:table-cell>
          <table:table-cell office:value-type="float" office:value="71" calcext:value-type="float">
            <text:p>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811" calcext:value-type="float">
            <text:p>31811</text:p>
          </table:table-cell>
          <table:table-cell table:number-columns-repeated="2"/>
          <table:table-cell office:value-type="float" office:value="1083" calcext:value-type="float">
            <text:p>1083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34372" calcext:value-type="float">
            <text:p>34372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993" calcext:value-type="float">
            <text:p>31993</text:p>
          </table:table-cell>
          <table:table-cell table:number-columns-repeated="2"/>
          <table:table-cell office:value-type="float" office:value="1096" calcext:value-type="float">
            <text:p>109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34420" calcext:value-type="float">
            <text:p>34420</text:p>
          </table:table-cell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190" calcext:value-type="float">
            <text:p>32190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34463" calcext:value-type="float">
            <text:p>34463</text:p>
          </table:table-cell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80" calcext:value-type="float">
            <text:p>32380</text:p>
          </table:table-cell>
          <table:table-cell table:number-columns-repeated="2"/>
          <table:table-cell office:value-type="float" office:value="1119" calcext:value-type="float">
            <text:p>1119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34489" calcext:value-type="float">
            <text:p>34489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556" calcext:value-type="float">
            <text:p>32556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34520" calcext:value-type="float">
            <text:p>34520</text:p>
          </table:table-cell>
          <table:table-cell office:value-type="float" office:value="31" calcext:value-type="float">
            <text:p>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714" calcext:value-type="float">
            <text:p>32714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34540" calcext:value-type="float">
            <text:p>3454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835" calcext:value-type="float">
            <text:p>32835</text:p>
          </table:table-cell>
          <table:table-cell table:number-columns-repeated="2"/>
          <table:table-cell office:value-type="float" office:value="1148" calcext:value-type="float">
            <text:p>114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float" office:value="34560" calcext:value-type="float">
            <text:p>3456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947" calcext:value-type="float">
            <text:p>32947</text:p>
          </table:table-cell>
          <table:table-cell table:number-columns-repeated="2"/>
          <table:table-cell office:value-type="float" office:value="1154" calcext:value-type="float">
            <text:p>1154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34590" calcext:value-type="float">
            <text:p>3459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56" calcext:value-type="float">
            <text:p>33056</text:p>
          </table:table-cell>
          <table:table-cell table:number-columns-repeated="2"/>
          <table:table-cell office:value-type="float" office:value="1160" calcext:value-type="float">
            <text:p>116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34608" calcext:value-type="float">
            <text:p>34608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133" calcext:value-type="float">
            <text:p>33133</text:p>
          </table:table-cell>
          <table:table-cell table:number-columns-repeated="2"/>
          <table:table-cell office:value-type="float" office:value="1163" calcext:value-type="float">
            <text:p>1163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34618" calcext:value-type="float">
            <text:p>3461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00" calcext:value-type="float">
            <text:p>33200</text:p>
          </table:table-cell>
          <table:table-cell table:number-columns-repeated="2"/>
          <table:table-cell office:value-type="float" office:value="1166" calcext:value-type="float">
            <text:p>1166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float" office:value="34634" calcext:value-type="float">
            <text:p>34634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76" calcext:value-type="float">
            <text:p>33276</text:p>
          </table:table-cell>
          <table:table-cell table:number-columns-repeated="2"/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float" office:value="34649" calcext:value-type="float">
            <text:p>34649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337" calcext:value-type="float">
            <text:p>33337</text:p>
          </table:table-cell>
          <table:table-cell table:number-columns-repeated="2"/>
          <table:table-cell office:value-type="float" office:value="1176" calcext:value-type="float">
            <text:p>1176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34657" calcext:value-type="float">
            <text:p>34657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386" calcext:value-type="float">
            <text:p>33386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float" office:value="34663" calcext:value-type="float">
            <text:p>34663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31" calcext:value-type="float">
            <text:p>33431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float" office:value="34678" calcext:value-type="float">
            <text:p>34678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60" calcext:value-type="float">
            <text:p>33460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34690" calcext:value-type="float">
            <text:p>34690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2" calcext:value-type="float">
            <text:p>3349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34700" calcext:value-type="float">
            <text:p>3470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14" calcext:value-type="float">
            <text:p>33514</text:p>
          </table:table-cell>
          <table:table-cell table:number-columns-repeated="2"/>
          <table:table-cell office:value-type="float" office:value="1181" calcext:value-type="float">
            <text:p>118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34705" calcext:value-type="float">
            <text:p>3470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33" calcext:value-type="float">
            <text:p>33533</text:p>
          </table:table-cell>
          <table:table-cell table:number-columns-repeated="2"/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34712" calcext:value-type="float">
            <text:p>34712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5" calcext:value-type="float">
            <text:p>33565</text:p>
          </table:table-cell>
          <table:table-cell table:number-columns-repeated="2"/>
          <table:table-cell office:value-type="float" office:value="1182" calcext:value-type="float">
            <text:p>1182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34716" calcext:value-type="float">
            <text:p>34716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83" calcext:value-type="float">
            <text:p>33583</text:p>
          </table:table-cell>
          <table:table-cell table:number-columns-repeated="2"/>
          <table:table-cell office:value-type="float" office:value="1183" calcext:value-type="float">
            <text:p>1183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34718" calcext:value-type="float">
            <text:p>3471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93" calcext:value-type="float">
            <text:p>33593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34729" calcext:value-type="float">
            <text:p>34729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08" calcext:value-type="float">
            <text:p>33608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34733" calcext:value-type="float">
            <text:p>3473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23" calcext:value-type="float">
            <text:p>33623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34738" calcext:value-type="float">
            <text:p>34738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30" calcext:value-type="float">
            <text:p>33630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34742" calcext:value-type="float">
            <text:p>3474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37" calcext:value-type="float">
            <text:p>33637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34748" calcext:value-type="float">
            <text:p>34748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52" calcext:value-type="float">
            <text:p>33652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34751" calcext:value-type="float">
            <text:p>3475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64" calcext:value-type="float">
            <text:p>33664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34760" calcext:value-type="float">
            <text:p>3476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74" calcext:value-type="float">
            <text:p>33674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34762" calcext:value-type="float">
            <text:p>3476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79" calcext:value-type="float">
            <text:p>3367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34768" calcext:value-type="float">
            <text:p>34768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86" calcext:value-type="float">
            <text:p>33686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34822" calcext:value-type="float">
            <text:p>34822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91" calcext:value-type="float">
            <text:p>33691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34964" calcext:value-type="float">
            <text:p>34964</text:p>
          </table:table-cell>
          <table:table-cell office:value-type="float" office:value="142" calcext:value-type="float">
            <text:p>1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693" calcext:value-type="float">
            <text:p>33693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35257" calcext:value-type="float">
            <text:p>35257</text:p>
          </table:table-cell>
          <table:table-cell office:value-type="float" office:value="293" calcext:value-type="float">
            <text:p>2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703" calcext:value-type="float">
            <text:p>33703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35632" calcext:value-type="float">
            <text:p>35632</text:p>
          </table:table-cell>
          <table:table-cell office:value-type="float" office:value="375" calcext:value-type="float">
            <text:p>3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707" calcext:value-type="float">
            <text:p>33707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36074" calcext:value-type="float">
            <text:p>36074</text:p>
          </table:table-cell>
          <table:table-cell office:value-type="float" office:value="442" calcext:value-type="float">
            <text:p>4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712" calcext:value-type="float">
            <text:p>33712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36590" calcext:value-type="float">
            <text:p>36590</text:p>
          </table:table-cell>
          <table:table-cell office:value-type="float" office:value="516" calcext:value-type="float">
            <text:p>5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717" calcext:value-type="float">
            <text:p>33717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37133" calcext:value-type="float">
            <text:p>37133</text:p>
          </table:table-cell>
          <table:table-cell office:value-type="float" office:value="543" calcext:value-type="float">
            <text:p>5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722" calcext:value-type="float">
            <text:p>33722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37721" calcext:value-type="float">
            <text:p>37721</text:p>
          </table:table-cell>
          <table:table-cell office:value-type="float" office:value="588" calcext:value-type="float">
            <text:p>5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725" calcext:value-type="float">
            <text:p>33725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float" office:value="38376" calcext:value-type="float">
            <text:p>38376</text:p>
          </table:table-cell>
          <table:table-cell office:value-type="float" office:value="655" calcext:value-type="float">
            <text:p>6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734" calcext:value-type="float">
            <text:p>33734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39068" calcext:value-type="float">
            <text:p>39068</text:p>
          </table:table-cell>
          <table:table-cell office:value-type="float" office:value="692" calcext:value-type="float">
            <text:p>6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737" calcext:value-type="float">
            <text:p>33737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39743" calcext:value-type="float">
            <text:p>39743</text:p>
          </table:table-cell>
          <table:table-cell office:value-type="float" office:value="675" calcext:value-type="float">
            <text:p>6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743" calcext:value-type="float">
            <text:p>33743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40479" calcext:value-type="float">
            <text:p>40479</text:p>
          </table:table-cell>
          <table:table-cell office:value-type="float" office:value="736" calcext:value-type="float">
            <text:p>7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796" calcext:value-type="float">
            <text:p>33796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41129" calcext:value-type="float">
            <text:p>41129</text:p>
          </table:table-cell>
          <table:table-cell office:value-type="float" office:value="650" calcext:value-type="float">
            <text:p>6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931" calcext:value-type="float">
            <text:p>33931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41822" calcext:value-type="float">
            <text:p>41822</text:p>
          </table:table-cell>
          <table:table-cell office:value-type="float" office:value="693" calcext:value-type="float">
            <text:p>6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211" calcext:value-type="float">
            <text:p>34211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float" office:value="42490" calcext:value-type="float">
            <text:p>42490</text:p>
          </table:table-cell>
          <table:table-cell office:value-type="float" office:value="668" calcext:value-type="float">
            <text:p>6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2" calcext:value-type="float">
            <text:p>34572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43124" calcext:value-type="float">
            <text:p>43124</text:p>
          </table:table-cell>
          <table:table-cell office:value-type="float" office:value="634" calcext:value-type="float">
            <text:p>6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97" calcext:value-type="float">
            <text:p>34997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float" office:value="43797" calcext:value-type="float">
            <text:p>43797</text:p>
          </table:table-cell>
          <table:table-cell office:value-type="float" office:value="673" calcext:value-type="float">
            <text:p>6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489" calcext:value-type="float">
            <text:p>3548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float" office:value="44421" calcext:value-type="float">
            <text:p>44421</text:p>
          </table:table-cell>
          <table:table-cell office:value-type="float" office:value="624" calcext:value-type="float">
            <text:p>6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008" calcext:value-type="float">
            <text:p>36008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float" office:value="44957" calcext:value-type="float">
            <text:p>44957</text:p>
          </table:table-cell>
          <table:table-cell office:value-type="float" office:value="536" calcext:value-type="float">
            <text:p>5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5" calcext:value-type="float">
            <text:p>36565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45478" calcext:value-type="float">
            <text:p>45478</text:p>
          </table:table-cell>
          <table:table-cell office:value-type="float" office:value="521" calcext:value-type="float">
            <text:p>5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92" calcext:value-type="float">
            <text:p>37192</text:p>
          </table:table-cell>
          <table:table-cell table:number-columns-repeated="2"/>
          <table:table-cell office:value-type="float" office:value="1186" calcext:value-type="float">
            <text:p>1186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45957" calcext:value-type="float">
            <text:p>45957</text:p>
          </table:table-cell>
          <table:table-cell office:value-type="float" office:value="479" calcext:value-type="float">
            <text:p>4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850" calcext:value-type="float">
            <text:p>37850</text:p>
          </table:table-cell>
          <table:table-cell table:number-columns-repeated="2"/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46406" calcext:value-type="float">
            <text:p>46406</text:p>
          </table:table-cell>
          <table:table-cell office:value-type="float" office:value="449" calcext:value-type="float">
            <text:p>4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86" calcext:value-type="float">
            <text:p>38486</text:p>
          </table:table-cell>
          <table:table-cell table:number-columns-repeated="2"/>
          <table:table-cell office:value-type="float" office:value="1196" calcext:value-type="float">
            <text:p>1196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46895" calcext:value-type="float">
            <text:p>46895</text:p>
          </table:table-cell>
          <table:table-cell office:value-type="float" office:value="489" calcext:value-type="float">
            <text:p>4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181" calcext:value-type="float">
            <text:p>39181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47270" calcext:value-type="float">
            <text:p>47270</text:p>
          </table:table-cell>
          <table:table-cell office:value-type="float" office:value="375" calcext:value-type="float">
            <text:p>3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808" calcext:value-type="float">
            <text:p>39808</text:p>
          </table:table-cell>
          <table:table-cell table:number-columns-repeated="2"/>
          <table:table-cell office:value-type="float" office:value="1208" calcext:value-type="float">
            <text:p>1208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float" office:value="47616" calcext:value-type="float">
            <text:p>47616</text:p>
          </table:table-cell>
          <table:table-cell office:value-type="float" office:value="346" calcext:value-type="float">
            <text:p>3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0466" calcext:value-type="float">
            <text:p>40466</text:p>
          </table:table-cell>
          <table:table-cell table:number-columns-repeated="2"/>
          <table:table-cell office:value-type="float" office:value="1215" calcext:value-type="float">
            <text:p>1215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47941" calcext:value-type="float">
            <text:p>47941</text:p>
          </table:table-cell>
          <table:table-cell office:value-type="float" office:value="325" calcext:value-type="float">
            <text:p>3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108" calcext:value-type="float">
            <text:p>41108</text:p>
          </table:table-cell>
          <table:table-cell table:number-columns-repeated="2"/>
          <table:table-cell office:value-type="float" office:value="1226" calcext:value-type="float">
            <text:p>1226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48259" calcext:value-type="float">
            <text:p>48259</text:p>
          </table:table-cell>
          <table:table-cell office:value-type="float" office:value="318" calcext:value-type="float">
            <text:p>3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1710" calcext:value-type="float">
            <text:p>41710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48587" calcext:value-type="float">
            <text:p>48587</text:p>
          </table:table-cell>
          <table:table-cell office:value-type="float" office:value="328" calcext:value-type="float">
            <text:p>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358" calcext:value-type="float">
            <text:p>42358</text:p>
          </table:table-cell>
          <table:table-cell table:number-columns-repeated="2"/>
          <table:table-cell office:value-type="float" office:value="1254" calcext:value-type="float">
            <text:p>125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48843" calcext:value-type="float">
            <text:p>48843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2968" calcext:value-type="float">
            <text:p>42968</text:p>
          </table:table-cell>
          <table:table-cell table:number-columns-repeated="2"/>
          <table:table-cell office:value-type="float" office:value="1266" calcext:value-type="float">
            <text:p>126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49113" calcext:value-type="float">
            <text:p>49113</text:p>
          </table:table-cell>
          <table:table-cell office:value-type="float" office:value="270" calcext:value-type="float">
            <text:p>2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486" calcext:value-type="float">
            <text:p>43486</text:p>
          </table:table-cell>
          <table:table-cell table:number-columns-repeated="2"/>
          <table:table-cell office:value-type="float" office:value="1281" calcext:value-type="float">
            <text:p>1281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49330" calcext:value-type="float">
            <text:p>49330</text:p>
          </table:table-cell>
          <table:table-cell office:value-type="float" office:value="217" calcext:value-type="float">
            <text:p>2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3992" calcext:value-type="float">
            <text:p>43992</text:p>
          </table:table-cell>
          <table:table-cell table:number-columns-repeated="2"/>
          <table:table-cell office:value-type="float" office:value="1293" calcext:value-type="float">
            <text:p>1293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49531" calcext:value-type="float">
            <text:p>49531</text:p>
          </table:table-cell>
          <table:table-cell office:value-type="float" office:value="201" calcext:value-type="float">
            <text:p>2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456" calcext:value-type="float">
            <text:p>44456</text:p>
          </table:table-cell>
          <table:table-cell table:number-columns-repeated="2"/>
          <table:table-cell office:value-type="float" office:value="1310" calcext:value-type="float">
            <text:p>131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49731" calcext:value-type="float">
            <text:p>49731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4903" calcext:value-type="float">
            <text:p>44903</text:p>
          </table:table-cell>
          <table:table-cell table:number-columns-repeated="2"/>
          <table:table-cell office:value-type="float" office:value="1322" calcext:value-type="float">
            <text:p>1322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49910" calcext:value-type="float">
            <text:p>49910</text:p>
          </table:table-cell>
          <table:table-cell office:value-type="float" office:value="179" calcext:value-type="float">
            <text:p>1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368" calcext:value-type="float">
            <text:p>45368</text:p>
          </table:table-cell>
          <table:table-cell table:number-columns-repeated="2"/>
          <table:table-cell office:value-type="float" office:value="1340" calcext:value-type="float">
            <text:p>134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50058" calcext:value-type="float">
            <text:p>50058</text:p>
          </table:table-cell>
          <table:table-cell office:value-type="float" office:value="148" calcext:value-type="float">
            <text:p>1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5721" calcext:value-type="float">
            <text:p>45721</text:p>
          </table:table-cell>
          <table:table-cell table:number-columns-repeated="2"/>
          <table:table-cell office:value-type="float" office:value="1363" calcext:value-type="float">
            <text:p>136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50193" calcext:value-type="float">
            <text:p>50193</text:p>
          </table:table-cell>
          <table:table-cell office:value-type="float" office:value="135" calcext:value-type="float">
            <text:p>1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60" calcext:value-type="float">
            <text:p>46060</text:p>
          </table:table-cell>
          <table:table-cell table:number-columns-repeated="2"/>
          <table:table-cell office:value-type="float" office:value="1379" calcext:value-type="float">
            <text:p>1379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50320" calcext:value-type="float">
            <text:p>50320</text:p>
          </table:table-cell>
          <table:table-cell office:value-type="float" office:value="127" calcext:value-type="float">
            <text:p>1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398" calcext:value-type="float">
            <text:p>46398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50455" calcext:value-type="float">
            <text:p>50455</text:p>
          </table:table-cell>
          <table:table-cell office:value-type="float" office:value="135" calcext:value-type="float">
            <text:p>1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699" calcext:value-type="float">
            <text:p>46699</text:p>
          </table:table-cell>
          <table:table-cell table:number-columns-repeated="2"/>
          <table:table-cell office:value-type="float" office:value="1412" calcext:value-type="float">
            <text:p>141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50545" calcext:value-type="float">
            <text:p>5054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030" calcext:value-type="float">
            <text:p>47030</text:p>
          </table:table-cell>
          <table:table-cell table:number-columns-repeated="2"/>
          <table:table-cell office:value-type="float" office:value="1425" calcext:value-type="float">
            <text:p>1425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50618" calcext:value-type="float">
            <text:p>50618</text:p>
          </table:table-cell>
          <table:table-cell office:value-type="float" office:value="73" calcext:value-type="float">
            <text:p>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281" calcext:value-type="float">
            <text:p>47281</text:p>
          </table:table-cell>
          <table:table-cell table:number-columns-repeated="2"/>
          <table:table-cell office:value-type="float" office:value="1442" calcext:value-type="float">
            <text:p>1442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50688" calcext:value-type="float">
            <text:p>50688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565" calcext:value-type="float">
            <text:p>47565</text:p>
          </table:table-cell>
          <table:table-cell table:number-columns-repeated="2"/>
          <table:table-cell office:value-type="float" office:value="1455" calcext:value-type="float">
            <text:p>1455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50757" calcext:value-type="float">
            <text:p>50757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793" calcext:value-type="float">
            <text:p>47793</text:p>
          </table:table-cell>
          <table:table-cell table:number-columns-repeated="2"/>
          <table:table-cell office:value-type="float" office:value="1473" calcext:value-type="float">
            <text:p>1473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50814" calcext:value-type="float">
            <text:p>50814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7997" calcext:value-type="float">
            <text:p>47997</text:p>
          </table:table-cell>
          <table:table-cell table:number-columns-repeated="2"/>
          <table:table-cell office:value-type="float" office:value="1488" calcext:value-type="float">
            <text:p>1488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50866" calcext:value-type="float">
            <text:p>50866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190" calcext:value-type="float">
            <text:p>48190</text:p>
          </table:table-cell>
          <table:table-cell table:number-columns-repeated="2"/>
          <table:table-cell office:value-type="float" office:value="1496" calcext:value-type="float">
            <text:p>1496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float" office:value="50921" calcext:value-type="float">
            <text:p>50921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381" calcext:value-type="float">
            <text:p>48381</text:p>
          </table:table-cell>
          <table:table-cell table:number-columns-repeated="2"/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50966" calcext:value-type="float">
            <text:p>50966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547" calcext:value-type="float">
            <text:p>48547</text:p>
          </table:table-cell>
          <table:table-cell table:number-columns-repeated="2"/>
          <table:table-cell office:value-type="float" office:value="1517" calcext:value-type="float">
            <text:p>1517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float" office:value="51008" calcext:value-type="float">
            <text:p>51008</text:p>
          </table:table-cell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685" calcext:value-type="float">
            <text:p>48685</text:p>
          </table:table-cell>
          <table:table-cell table:number-columns-repeated="2"/>
          <table:table-cell office:value-type="float" office:value="1521" calcext:value-type="float">
            <text:p>1521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float" office:value="51035" calcext:value-type="float">
            <text:p>51035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824" calcext:value-type="float">
            <text:p>48824</text:p>
          </table:table-cell>
          <table:table-cell table:number-columns-repeated="2"/>
          <table:table-cell office:value-type="float" office:value="1527" calcext:value-type="float">
            <text:p>1527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float" office:value="51070" calcext:value-type="float">
            <text:p>5107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8960" calcext:value-type="float">
            <text:p>48960</text:p>
          </table:table-cell>
          <table:table-cell table:number-columns-repeated="2"/>
          <table:table-cell office:value-type="float" office:value="1541" calcext:value-type="float">
            <text:p>1541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51085" calcext:value-type="float">
            <text:p>51085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054" calcext:value-type="float">
            <text:p>49054</text:p>
          </table:table-cell>
          <table:table-cell table:number-columns-repeated="2"/>
          <table:table-cell office:value-type="float" office:value="1551" calcext:value-type="float">
            <text:p>155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51110" calcext:value-type="float">
            <text:p>51110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132" calcext:value-type="float">
            <text:p>49132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51130" calcext:value-type="float">
            <text:p>51130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211" calcext:value-type="float">
            <text:p>49211</text:p>
          </table:table-cell>
          <table:table-cell table:number-columns-repeated="2"/>
          <table:table-cell office:value-type="float" office:value="1569" calcext:value-type="float">
            <text:p>1569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51149" calcext:value-type="float">
            <text:p>51149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283" calcext:value-type="float">
            <text:p>49283</text:p>
          </table:table-cell>
          <table:table-cell table:number-columns-repeated="2"/>
          <table:table-cell office:value-type="float" office:value="1572" calcext:value-type="float">
            <text:p>1572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51162" calcext:value-type="float">
            <text:p>51162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347" calcext:value-type="float">
            <text:p>49347</text:p>
          </table:table-cell>
          <table:table-cell table:number-columns-repeated="2"/>
          <table:table-cell office:value-type="float" office:value="1576" calcext:value-type="float">
            <text:p>1576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51177" calcext:value-type="float">
            <text:p>51177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402" calcext:value-type="float">
            <text:p>49402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float" office:value="51187" calcext:value-type="float">
            <text:p>51187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458" calcext:value-type="float">
            <text:p>49458</text:p>
          </table:table-cell>
          <table:table-cell table:number-columns-repeated="2"/>
          <table:table-cell office:value-type="float" office:value="1584" calcext:value-type="float">
            <text:p>158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51200" calcext:value-type="float">
            <text:p>51200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503" calcext:value-type="float">
            <text:p>49503</text:p>
          </table:table-cell>
          <table:table-cell table:number-columns-repeated="2"/>
          <table:table-cell office:value-type="float" office:value="1588" calcext:value-type="float">
            <text:p>1588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float" office:value="51210" calcext:value-type="float">
            <text:p>5121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547" calcext:value-type="float">
            <text:p>49547</text:p>
          </table:table-cell>
          <table:table-cell table:number-columns-repeated="2"/>
          <table:table-cell office:value-type="float" office:value="1590" calcext:value-type="float">
            <text:p>159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51217" calcext:value-type="float">
            <text:p>51217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576" calcext:value-type="float">
            <text:p>49576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float" office:value="51225" calcext:value-type="float">
            <text:p>51225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611" calcext:value-type="float">
            <text:p>49611</text:p>
          </table:table-cell>
          <table:table-cell table:number-columns-repeated="2"/>
          <table:table-cell office:value-type="float" office:value="1592" calcext:value-type="float">
            <text:p>1592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float" office:value="51233" calcext:value-type="float">
            <text:p>51233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631" calcext:value-type="float">
            <text:p>49631</text:p>
          </table:table-cell>
          <table:table-cell table:number-columns-repeated="2"/>
          <table:table-cell office:value-type="float" office:value="1593" calcext:value-type="float">
            <text:p>1593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float" office:value="51239" calcext:value-type="float">
            <text:p>51239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659" calcext:value-type="float">
            <text:p>49659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51243" calcext:value-type="float">
            <text:p>5124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681" calcext:value-type="float">
            <text:p>49681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float" office:value="51250" calcext:value-type="float">
            <text:p>51250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702" calcext:value-type="float">
            <text:p>49702</text:p>
          </table:table-cell>
          <table:table-cell table:number-columns-repeated="2"/>
          <table:table-cell office:value-type="float" office:value="1599" calcext:value-type="float">
            <text:p>1599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float" office:value="51256" calcext:value-type="float">
            <text:p>51256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716" calcext:value-type="float">
            <text:p>49716</text:p>
          </table:table-cell>
          <table:table-cell table:number-columns-repeated="2"/>
          <table:table-cell office:value-type="float" office:value="1599" calcext:value-type="float">
            <text:p>1599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51262" calcext:value-type="float">
            <text:p>5126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730" calcext:value-type="float">
            <text:p>49730</text:p>
          </table:table-cell>
          <table:table-cell table:number-columns-repeated="2"/>
          <table:table-cell office:value-type="float" office:value="1599" calcext:value-type="float">
            <text:p>1599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51268" calcext:value-type="float">
            <text:p>51268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743" calcext:value-type="float">
            <text:p>49743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51285" calcext:value-type="float">
            <text:p>5128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757" calcext:value-type="float">
            <text:p>49757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float" office:value="51313" calcext:value-type="float">
            <text:p>51313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765" calcext:value-type="float">
            <text:p>49765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float" office:value="51413" calcext:value-type="float">
            <text:p>51413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773" calcext:value-type="float">
            <text:p>49773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float" office:value="51559" calcext:value-type="float">
            <text:p>51559</text:p>
          </table:table-cell>
          <table:table-cell office:value-type="float" office:value="146" calcext:value-type="float">
            <text:p>1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781" calcext:value-type="float">
            <text:p>49781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51756" calcext:value-type="float">
            <text:p>51756</text:p>
          </table:table-cell>
          <table:table-cell office:value-type="float" office:value="197" calcext:value-type="float">
            <text:p>19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790" calcext:value-type="float">
            <text:p>49790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52026" calcext:value-type="float">
            <text:p>52026</text:p>
          </table:table-cell>
          <table:table-cell office:value-type="float" office:value="270" calcext:value-type="float">
            <text:p>2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796" calcext:value-type="float">
            <text:p>49796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float" office:value="52317" calcext:value-type="float">
            <text:p>52317</text:p>
          </table:table-cell>
          <table:table-cell office:value-type="float" office:value="291" calcext:value-type="float">
            <text:p>2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800" calcext:value-type="float">
            <text:p>49800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52709" calcext:value-type="float">
            <text:p>52709</text:p>
          </table:table-cell>
          <table:table-cell office:value-type="float" office:value="392" calcext:value-type="float">
            <text:p>3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807" calcext:value-type="float">
            <text:p>49807</text:p>
          </table:table-cell>
          <table:table-cell table:number-columns-repeated="2"/>
          <table:table-cell office:value-type="float" office:value="1601" calcext:value-type="float">
            <text:p>1601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float" office:value="53155" calcext:value-type="float">
            <text:p>53155</text:p>
          </table:table-cell>
          <table:table-cell office:value-type="float" office:value="446" calcext:value-type="float">
            <text:p>4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814" calcext:value-type="float">
            <text:p>49814</text:p>
          </table:table-cell>
          <table:table-cell table:number-columns-repeated="2"/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float" office:value="53612" calcext:value-type="float">
            <text:p>53612</text:p>
          </table:table-cell>
          <table:table-cell office:value-type="float" office:value="457" calcext:value-type="float">
            <text:p>4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820" calcext:value-type="float">
            <text:p>49820</text:p>
          </table:table-cell>
          <table:table-cell table:number-columns-repeated="2"/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float" office:value="54087" calcext:value-type="float">
            <text:p>54087</text:p>
          </table:table-cell>
          <table:table-cell office:value-type="float" office:value="475" calcext:value-type="float">
            <text:p>4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826" calcext:value-type="float">
            <text:p>49826</text:p>
          </table:table-cell>
          <table:table-cell table:number-columns-repeated="2"/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float" office:value="54638" calcext:value-type="float">
            <text:p>54638</text:p>
          </table:table-cell>
          <table:table-cell office:value-type="float" office:value="551" calcext:value-type="float">
            <text:p>5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842" calcext:value-type="float">
            <text:p>49842</text:p>
          </table:table-cell>
          <table:table-cell table:number-columns-repeated="2"/>
          <table:table-cell office:value-type="float" office:value="1602" calcext:value-type="float">
            <text:p>1602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float" office:value="55197" calcext:value-type="float">
            <text:p>55197</text:p>
          </table:table-cell>
          <table:table-cell office:value-type="float" office:value="559" calcext:value-type="float">
            <text:p>5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869" calcext:value-type="float">
            <text:p>49869</text:p>
          </table:table-cell>
          <table:table-cell table:number-columns-repeated="2"/>
          <table:table-cell office:value-type="float" office:value="1603" calcext:value-type="float">
            <text:p>1603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float" office:value="55773" calcext:value-type="float">
            <text:p>55773</text:p>
          </table:table-cell>
          <table:table-cell office:value-type="float" office:value="576" calcext:value-type="float">
            <text:p>5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964" calcext:value-type="float">
            <text:p>49964</text:p>
          </table:table-cell>
          <table:table-cell table:number-columns-repeated="2"/>
          <table:table-cell office:value-type="float" office:value="1603" calcext:value-type="float">
            <text:p>1603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float" office:value="56355" calcext:value-type="float">
            <text:p>56355</text:p>
          </table:table-cell>
          <table:table-cell office:value-type="float" office:value="582" calcext:value-type="float">
            <text:p>5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107" calcext:value-type="float">
            <text:p>50107</text:p>
          </table:table-cell>
          <table:table-cell table:number-columns-repeated="2"/>
          <table:table-cell office:value-type="float" office:value="1603" calcext:value-type="float">
            <text:p>1603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56938" calcext:value-type="float">
            <text:p>56938</text:p>
          </table:table-cell>
          <table:table-cell office:value-type="float" office:value="583" calcext:value-type="float">
            <text:p>5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295" calcext:value-type="float">
            <text:p>50295</text:p>
          </table:table-cell>
          <table:table-cell table:number-columns-repeated="2"/>
          <table:table-cell office:value-type="float" office:value="1603" calcext:value-type="float">
            <text:p>1603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float" office:value="57495" calcext:value-type="float">
            <text:p>57495</text:p>
          </table:table-cell>
          <table:table-cell office:value-type="float" office:value="557" calcext:value-type="float">
            <text:p>5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556" calcext:value-type="float">
            <text:p>50556</text:p>
          </table:table-cell>
          <table:table-cell table:number-columns-repeated="2"/>
          <table:table-cell office:value-type="float" office:value="1603" calcext:value-type="float">
            <text:p>1603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float" office:value="58063" calcext:value-type="float">
            <text:p>58063</text:p>
          </table:table-cell>
          <table:table-cell office:value-type="float" office:value="568" calcext:value-type="float">
            <text:p>5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0838" calcext:value-type="float">
            <text:p>50838</text:p>
          </table:table-cell>
          <table:table-cell table:number-columns-repeated="2"/>
          <table:table-cell office:value-type="float" office:value="1603" calcext:value-type="float">
            <text:p>1603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58706" calcext:value-type="float">
            <text:p>58706</text:p>
          </table:table-cell>
          <table:table-cell office:value-type="float" office:value="643" calcext:value-type="float">
            <text:p>6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221" calcext:value-type="float">
            <text:p>51221</text:p>
          </table:table-cell>
          <table:table-cell table:number-columns-repeated="2"/>
          <table:table-cell office:value-type="float" office:value="1603" calcext:value-type="float">
            <text:p>1603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59293" calcext:value-type="float">
            <text:p>59293</text:p>
          </table:table-cell>
          <table:table-cell office:value-type="float" office:value="587" calcext:value-type="float">
            <text:p>5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1642" calcext:value-type="float">
            <text:p>51642</text:p>
          </table:table-cell>
          <table:table-cell table:number-columns-repeated="2"/>
          <table:table-cell office:value-type="float" office:value="1603" calcext:value-type="float">
            <text:p>1603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59844" calcext:value-type="float">
            <text:p>59844</text:p>
          </table:table-cell>
          <table:table-cell office:value-type="float" office:value="551" calcext:value-type="float">
            <text:p>5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082" calcext:value-type="float">
            <text:p>52082</text:p>
          </table:table-cell>
          <table:table-cell table:number-columns-repeated="2"/>
          <table:table-cell office:value-type="float" office:value="1604" calcext:value-type="float">
            <text:p>1604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60360" calcext:value-type="float">
            <text:p>60360</text:p>
          </table:table-cell>
          <table:table-cell office:value-type="float" office:value="516" calcext:value-type="float">
            <text:p>5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2525" calcext:value-type="float">
            <text:p>52525</text:p>
          </table:table-cell>
          <table:table-cell table:number-columns-repeated="2"/>
          <table:table-cell office:value-type="float" office:value="1605" calcext:value-type="float">
            <text:p>1605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float" office:value="60874" calcext:value-type="float">
            <text:p>60874</text:p>
          </table:table-cell>
          <table:table-cell office:value-type="float" office:value="514" calcext:value-type="float">
            <text:p>5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052" calcext:value-type="float">
            <text:p>53052</text:p>
          </table:table-cell>
          <table:table-cell table:number-columns-repeated="2"/>
          <table:table-cell office:value-type="float" office:value="1607" calcext:value-type="float">
            <text:p>1607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float" office:value="61366" calcext:value-type="float">
            <text:p>61366</text:p>
          </table:table-cell>
          <table:table-cell office:value-type="float" office:value="492" calcext:value-type="float">
            <text:p>4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3598" calcext:value-type="float">
            <text:p>53598</text:p>
          </table:table-cell>
          <table:table-cell table:number-columns-repeated="2"/>
          <table:table-cell office:value-type="float" office:value="1611" calcext:value-type="float">
            <text:p>161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float" office:value="61842" calcext:value-type="float">
            <text:p>61842</text:p>
          </table:table-cell>
          <table:table-cell office:value-type="float" office:value="476" calcext:value-type="float">
            <text:p>4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160" calcext:value-type="float">
            <text:p>54160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62245" calcext:value-type="float">
            <text:p>62245</text:p>
          </table:table-cell>
          <table:table-cell office:value-type="float" office:value="403" calcext:value-type="float">
            <text:p>4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4716" calcext:value-type="float">
            <text:p>54716</text:p>
          </table:table-cell>
          <table:table-cell table:number-columns-repeated="2"/>
          <table:table-cell office:value-type="float" office:value="1618" calcext:value-type="float">
            <text:p>1618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62685" calcext:value-type="float">
            <text:p>62685</text:p>
          </table:table-cell>
          <table:table-cell office:value-type="float" office:value="440" calcext:value-type="float">
            <text:p>4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294" calcext:value-type="float">
            <text:p>55294</text:p>
          </table:table-cell>
          <table:table-cell table:number-columns-repeated="2"/>
          <table:table-cell office:value-type="float" office:value="1623" calcext:value-type="float">
            <text:p>1623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float" office:value="63054" calcext:value-type="float">
            <text:p>63054</text:p>
          </table:table-cell>
          <table:table-cell office:value-type="float" office:value="369" calcext:value-type="float">
            <text:p>3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829" calcext:value-type="float">
            <text:p>55829</text:p>
          </table:table-cell>
          <table:table-cell table:number-columns-repeated="2"/>
          <table:table-cell office:value-type="float" office:value="1633" calcext:value-type="float">
            <text:p>163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63403" calcext:value-type="float">
            <text:p>63403</text:p>
          </table:table-cell>
          <table:table-cell office:value-type="float" office:value="349" calcext:value-type="float">
            <text:p>3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6382" calcext:value-type="float">
            <text:p>56382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63725" calcext:value-type="float">
            <text:p>63725</text:p>
          </table:table-cell>
          <table:table-cell office:value-type="float" office:value="322" calcext:value-type="float">
            <text:p>3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011" calcext:value-type="float">
            <text:p>57011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64027" calcext:value-type="float">
            <text:p>64027</text:p>
          </table:table-cell>
          <table:table-cell office:value-type="float" office:value="302" calcext:value-type="float">
            <text:p>3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7575" calcext:value-type="float">
            <text:p>57575</text:p>
          </table:table-cell>
          <table:table-cell table:number-columns-repeated="2"/>
          <table:table-cell office:value-type="float" office:value="1663" calcext:value-type="float">
            <text:p>166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float" office:value="64345" calcext:value-type="float">
            <text:p>64345</text:p>
          </table:table-cell>
          <table:table-cell office:value-type="float" office:value="318" calcext:value-type="float">
            <text:p>3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101" calcext:value-type="float">
            <text:p>58101</text:p>
          </table:table-cell>
          <table:table-cell table:number-columns-repeated="2"/>
          <table:table-cell office:value-type="float" office:value="1669" calcext:value-type="float">
            <text:p>1669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float" office:value="64612" calcext:value-type="float">
            <text:p>64612</text:p>
          </table:table-cell>
          <table:table-cell office:value-type="float" office:value="267" calcext:value-type="float">
            <text:p>2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605" calcext:value-type="float">
            <text:p>58605</text:p>
          </table:table-cell>
          <table:table-cell table:number-columns-repeated="2"/>
          <table:table-cell office:value-type="float" office:value="1679" calcext:value-type="float">
            <text:p>1679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float" office:value="64881" calcext:value-type="float">
            <text:p>64881</text:p>
          </table:table-cell>
          <table:table-cell office:value-type="float" office:value="269" calcext:value-type="float">
            <text:p>2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103" calcext:value-type="float">
            <text:p>59103</text:p>
          </table:table-cell>
          <table:table-cell table:number-columns-repeated="2"/>
          <table:table-cell office:value-type="float" office:value="1690" calcext:value-type="float">
            <text:p>169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float" office:value="65096" calcext:value-type="float">
            <text:p>65096</text:p>
          </table:table-cell>
          <table:table-cell office:value-type="float" office:value="215" calcext:value-type="float">
            <text:p>2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9579" calcext:value-type="float">
            <text:p>59579</text:p>
          </table:table-cell>
          <table:table-cell table:number-columns-repeated="2"/>
          <table:table-cell office:value-type="float" office:value="1704" calcext:value-type="float">
            <text:p>1704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65309" calcext:value-type="float">
            <text:p>65309</text:p>
          </table:table-cell>
          <table:table-cell office:value-type="float" office:value="213" calcext:value-type="float">
            <text:p>2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047" calcext:value-type="float">
            <text:p>60047</text:p>
          </table:table-cell>
          <table:table-cell table:number-columns-repeated="2"/>
          <table:table-cell office:value-type="float" office:value="1713" calcext:value-type="float">
            <text:p>1713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65527" calcext:value-type="float">
            <text:p>65527</text:p>
          </table:table-cell>
          <table:table-cell office:value-type="float" office:value="218" calcext:value-type="float">
            <text:p>2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442" calcext:value-type="float">
            <text:p>60442</text:p>
          </table:table-cell>
          <table:table-cell table:number-columns-repeated="2"/>
          <table:table-cell office:value-type="float" office:value="1725" calcext:value-type="float">
            <text:p>1725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float" office:value="65722" calcext:value-type="float">
            <text:p>65722</text:p>
          </table:table-cell>
          <table:table-cell office:value-type="float" office:value="195" calcext:value-type="float">
            <text:p>1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0865" calcext:value-type="float">
            <text:p>60865</text:p>
          </table:table-cell>
          <table:table-cell table:number-columns-repeated="2"/>
          <table:table-cell office:value-type="float" office:value="1734" calcext:value-type="float">
            <text:p>1734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65897" calcext:value-type="float">
            <text:p>65897</text:p>
          </table:table-cell>
          <table:table-cell office:value-type="float" office:value="175" calcext:value-type="float">
            <text:p>1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231" calcext:value-type="float">
            <text:p>61231</text:p>
          </table:table-cell>
          <table:table-cell table:number-columns-repeated="2"/>
          <table:table-cell office:value-type="float" office:value="1743" calcext:value-type="float">
            <text:p>1743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66055" calcext:value-type="float">
            <text:p>66055</text:p>
          </table:table-cell>
          <table:table-cell office:value-type="float" office:value="158" calcext:value-type="float">
            <text:p>1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570" calcext:value-type="float">
            <text:p>61570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float" office:value="66196" calcext:value-type="float">
            <text:p>66196</text:p>
          </table:table-cell>
          <table:table-cell office:value-type="float" office:value="141" calcext:value-type="float">
            <text:p>1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1893" calcext:value-type="float">
            <text:p>61893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float" office:value="66326" calcext:value-type="float">
            <text:p>66326</text:p>
          </table:table-cell>
          <table:table-cell office:value-type="float" office:value="130" calcext:value-type="float">
            <text:p>1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192" calcext:value-type="float">
            <text:p>62192</text:p>
          </table:table-cell>
          <table:table-cell table:number-columns-repeated="2"/>
          <table:table-cell office:value-type="float" office:value="1780" calcext:value-type="float">
            <text:p>178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66445" calcext:value-type="float">
            <text:p>66445</text:p>
          </table:table-cell>
          <table:table-cell office:value-type="float" office:value="119" calcext:value-type="float">
            <text:p>1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496" calcext:value-type="float">
            <text:p>62496</text:p>
          </table:table-cell>
          <table:table-cell table:number-columns-repeated="2"/>
          <table:table-cell office:value-type="float" office:value="1790" calcext:value-type="float">
            <text:p>179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float" office:value="66554" calcext:value-type="float">
            <text:p>66554</text:p>
          </table:table-cell>
          <table:table-cell office:value-type="float" office:value="109" calcext:value-type="float">
            <text:p>1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2755" calcext:value-type="float">
            <text:p>62755</text:p>
          </table:table-cell>
          <table:table-cell table:number-columns-repeated="2"/>
          <table:table-cell office:value-type="float" office:value="1801" calcext:value-type="float">
            <text:p>180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66635" calcext:value-type="float">
            <text:p>66635</text:p>
          </table:table-cell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015" calcext:value-type="float">
            <text:p>63015</text:p>
          </table:table-cell>
          <table:table-cell table:number-columns-repeated="2"/>
          <table:table-cell office:value-type="float" office:value="1818" calcext:value-type="float">
            <text:p>1818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66718" calcext:value-type="float">
            <text:p>66718</text:p>
          </table:table-cell>
          <table:table-cell office:value-type="float" office:value="83" calcext:value-type="float">
            <text:p>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226" calcext:value-type="float">
            <text:p>63226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66800" calcext:value-type="float">
            <text:p>66800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444" calcext:value-type="float">
            <text:p>63444</text:p>
          </table:table-cell>
          <table:table-cell table:number-columns-repeated="2"/>
          <table:table-cell office:value-type="float" office:value="1840" calcext:value-type="float">
            <text:p>184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float" office:value="66878" calcext:value-type="float">
            <text:p>66878</text:p>
          </table:table-cell>
          <table:table-cell office:value-type="float" office:value="78" calcext:value-type="float">
            <text:p>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658" calcext:value-type="float">
            <text:p>63658</text:p>
          </table:table-cell>
          <table:table-cell table:number-columns-repeated="2"/>
          <table:table-cell office:value-type="float" office:value="1843" calcext:value-type="float">
            <text:p>184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float" office:value="66929" calcext:value-type="float">
            <text:p>66929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3838" calcext:value-type="float">
            <text:p>63838</text:p>
          </table:table-cell>
          <table:table-cell table:number-columns-repeated="2"/>
          <table:table-cell office:value-type="float" office:value="1852" calcext:value-type="float">
            <text:p>1852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float" office:value="66988" calcext:value-type="float">
            <text:p>66988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015" calcext:value-type="float">
            <text:p>64015</text:p>
          </table:table-cell>
          <table:table-cell table:number-columns-repeated="2"/>
          <table:table-cell office:value-type="float" office:value="1867" calcext:value-type="float">
            <text:p>1867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float" office:value="67033" calcext:value-type="float">
            <text:p>67033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181" calcext:value-type="float">
            <text:p>64181</text:p>
          </table:table-cell>
          <table:table-cell table:number-columns-repeated="2"/>
          <table:table-cell office:value-type="float" office:value="1873" calcext:value-type="float">
            <text:p>1873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67087" calcext:value-type="float">
            <text:p>67087</text:p>
          </table:table-cell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337" calcext:value-type="float">
            <text:p>64337</text:p>
          </table:table-cell>
          <table:table-cell table:number-columns-repeated="2"/>
          <table:table-cell office:value-type="float" office:value="1883" calcext:value-type="float">
            <text:p>1883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float" office:value="67132" calcext:value-type="float">
            <text:p>67132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472" calcext:value-type="float">
            <text:p>64472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float" office:value="67164" calcext:value-type="float">
            <text:p>67164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589" calcext:value-type="float">
            <text:p>64589</text:p>
          </table:table-cell>
          <table:table-cell table:number-columns-repeated="2"/>
          <table:table-cell office:value-type="float" office:value="1892" calcext:value-type="float">
            <text:p>1892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67180" calcext:value-type="float">
            <text:p>67180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694" calcext:value-type="float">
            <text:p>64694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float" office:value="67202" calcext:value-type="float">
            <text:p>67202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787" calcext:value-type="float">
            <text:p>64787</text:p>
          </table:table-cell>
          <table:table-cell table:number-columns-repeated="2"/>
          <table:table-cell office:value-type="float" office:value="1912" calcext:value-type="float">
            <text:p>1912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float" office:value="67228" calcext:value-type="float">
            <text:p>67228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876" calcext:value-type="float">
            <text:p>64876</text:p>
          </table:table-cell>
          <table:table-cell table:number-columns-repeated="2"/>
          <table:table-cell office:value-type="float" office:value="1921" calcext:value-type="float">
            <text:p>192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float" office:value="67249" calcext:value-type="float">
            <text:p>67249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4962" calcext:value-type="float">
            <text:p>64962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float" office:value="67269" calcext:value-type="float">
            <text:p>67269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036" calcext:value-type="float">
            <text:p>65036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float" office:value="67285" calcext:value-type="float">
            <text:p>67285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094" calcext:value-type="float">
            <text:p>65094</text:p>
          </table:table-cell>
          <table:table-cell table:number-columns-repeated="2"/>
          <table:table-cell office:value-type="float" office:value="1934" calcext:value-type="float">
            <text:p>1934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67300" calcext:value-type="float">
            <text:p>6730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158" calcext:value-type="float">
            <text:p>65158</text:p>
          </table:table-cell>
          <table:table-cell table:number-columns-repeated="2"/>
          <table:table-cell office:value-type="float" office:value="1937" calcext:value-type="float">
            <text:p>1937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float" office:value="67305" calcext:value-type="float">
            <text:p>67305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207" calcext:value-type="float">
            <text:p>65207</text:p>
          </table:table-cell>
          <table:table-cell table:number-columns-repeated="2"/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float" office:value="67319" calcext:value-type="float">
            <text:p>67319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255" calcext:value-type="float">
            <text:p>65255</text:p>
          </table:table-cell>
          <table:table-cell table:number-columns-repeated="2"/>
          <table:table-cell office:value-type="float" office:value="1944" calcext:value-type="float">
            <text:p>1944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67326" calcext:value-type="float">
            <text:p>67326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299" calcext:value-type="float">
            <text:p>65299</text:p>
          </table:table-cell>
          <table:table-cell table:number-columns-repeated="2"/>
          <table:table-cell office:value-type="float" office:value="1946" calcext:value-type="float">
            <text:p>1946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float" office:value="67335" calcext:value-type="float">
            <text:p>67335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37" calcext:value-type="float">
            <text:p>65337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float" office:value="67341" calcext:value-type="float">
            <text:p>67341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57" calcext:value-type="float">
            <text:p>65357</text:p>
          </table:table-cell>
          <table:table-cell table:number-columns-repeated="2"/>
          <table:table-cell office:value-type="float" office:value="1949" calcext:value-type="float">
            <text:p>1949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67352" calcext:value-type="float">
            <text:p>67352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80" calcext:value-type="float">
            <text:p>65380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67362" calcext:value-type="float">
            <text:p>67362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403" calcext:value-type="float">
            <text:p>65403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float" office:value="67378" calcext:value-type="float">
            <text:p>67378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425" calcext:value-type="float">
            <text:p>65425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float" office:value="67407" calcext:value-type="float">
            <text:p>67407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446" calcext:value-type="float">
            <text:p>65446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float" office:value="67453" calcext:value-type="float">
            <text:p>67453</text:p>
          </table:table-cell>
          <table:table-cell office:value-type="float" office:value="46" calcext:value-type="float">
            <text:p>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463" calcext:value-type="float">
            <text:p>65463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float" office:value="67538" calcext:value-type="float">
            <text:p>67538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477" calcext:value-type="float">
            <text:p>65477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float" office:value="67649" calcext:value-type="float">
            <text:p>67649</text:p>
          </table:table-cell>
          <table:table-cell office:value-type="float" office:value="111" calcext:value-type="float">
            <text:p>1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483" calcext:value-type="float">
            <text:p>65483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float" office:value="67803" calcext:value-type="float">
            <text:p>67803</text:p>
          </table:table-cell>
          <table:table-cell office:value-type="float" office:value="154" calcext:value-type="float">
            <text:p>1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498" calcext:value-type="float">
            <text:p>65498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float" office:value="67998" calcext:value-type="float">
            <text:p>67998</text:p>
          </table:table-cell>
          <table:table-cell office:value-type="float" office:value="195" calcext:value-type="float">
            <text:p>1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509" calcext:value-type="float">
            <text:p>65509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68237" calcext:value-type="float">
            <text:p>68237</text:p>
          </table:table-cell>
          <table:table-cell office:value-type="float" office:value="239" calcext:value-type="float">
            <text:p>2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519" calcext:value-type="float">
            <text:p>65519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float" office:value="68510" calcext:value-type="float">
            <text:p>68510</text:p>
          </table:table-cell>
          <table:table-cell office:value-type="float" office:value="273" calcext:value-type="float">
            <text:p>27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527" calcext:value-type="float">
            <text:p>65527</text:p>
          </table:table-cell>
          <table:table-cell table:number-columns-repeated="2"/>
          <table:table-cell office:value-type="float" office:value="1972" calcext:value-type="float">
            <text:p>1972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float" office:value="68813" calcext:value-type="float">
            <text:p>68813</text:p>
          </table:table-cell>
          <table:table-cell office:value-type="float" office:value="303" calcext:value-type="float">
            <text:p>30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538" calcext:value-type="float">
            <text:p>65538</text:p>
          </table:table-cell>
          <table:table-cell table:number-columns-repeated="2"/>
          <table:table-cell office:value-type="float" office:value="1973" calcext:value-type="float">
            <text:p>1973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69138" calcext:value-type="float">
            <text:p>69138</text:p>
          </table:table-cell>
          <table:table-cell office:value-type="float" office:value="325" calcext:value-type="float">
            <text:p>3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547" calcext:value-type="float">
            <text:p>6554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float" office:value="69529" calcext:value-type="float">
            <text:p>69529</text:p>
          </table:table-cell>
          <table:table-cell office:value-type="float" office:value="391" calcext:value-type="float">
            <text:p>39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563" calcext:value-type="float">
            <text:p>65563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float" office:value="69969" calcext:value-type="float">
            <text:p>69969</text:p>
          </table:table-cell>
          <table:table-cell office:value-type="float" office:value="440" calcext:value-type="float">
            <text:p>4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590" calcext:value-type="float">
            <text:p>65590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float" office:value="70422" calcext:value-type="float">
            <text:p>70422</text:p>
          </table:table-cell>
          <table:table-cell office:value-type="float" office:value="453" calcext:value-type="float">
            <text:p>4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634" calcext:value-type="float">
            <text:p>65634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70917" calcext:value-type="float">
            <text:p>70917</text:p>
          </table:table-cell>
          <table:table-cell office:value-type="float" office:value="495" calcext:value-type="float">
            <text:p>4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714" calcext:value-type="float">
            <text:p>65714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float" office:value="71401" calcext:value-type="float">
            <text:p>71401</text:p>
          </table:table-cell>
          <table:table-cell office:value-type="float" office:value="484" calcext:value-type="float">
            <text:p>4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820" calcext:value-type="float">
            <text:p>65820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float" office:value="71881" calcext:value-type="float">
            <text:p>71881</text:p>
          </table:table-cell>
          <table:table-cell office:value-type="float" office:value="480" calcext:value-type="float">
            <text:p>48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970" calcext:value-type="float">
            <text:p>65970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float" office:value="72415" calcext:value-type="float">
            <text:p>72415</text:p>
          </table:table-cell>
          <table:table-cell office:value-type="float" office:value="534" calcext:value-type="float">
            <text:p>5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160" calcext:value-type="float">
            <text:p>66160</text:p>
          </table:table-cell>
          <table:table-cell table:number-columns-repeated="2"/>
          <table:table-cell office:value-type="float" office:value="1975" calcext:value-type="float">
            <text:p>1975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float" office:value="72957" calcext:value-type="float">
            <text:p>72957</text:p>
          </table:table-cell>
          <table:table-cell office:value-type="float" office:value="542" calcext:value-type="float">
            <text:p>5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391" calcext:value-type="float">
            <text:p>66391</text:p>
          </table:table-cell>
          <table:table-cell table:number-columns-repeated="2"/>
          <table:table-cell office:value-type="float" office:value="1975" calcext:value-type="float">
            <text:p>1975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float" office:value="73512" calcext:value-type="float">
            <text:p>73512</text:p>
          </table:table-cell>
          <table:table-cell office:value-type="float" office:value="555" calcext:value-type="float">
            <text:p>5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657" calcext:value-type="float">
            <text:p>66657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float" office:value="74039" calcext:value-type="float">
            <text:p>74039</text:p>
          </table:table-cell>
          <table:table-cell office:value-type="float" office:value="527" calcext:value-type="float">
            <text:p>5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6946" calcext:value-type="float">
            <text:p>66946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float" office:value="74559" calcext:value-type="float">
            <text:p>74559</text:p>
          </table:table-cell>
          <table:table-cell office:value-type="float" office:value="520" calcext:value-type="float">
            <text:p>5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269" calcext:value-type="float">
            <text:p>67269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75101" calcext:value-type="float">
            <text:p>75101</text:p>
          </table:table-cell>
          <table:table-cell office:value-type="float" office:value="542" calcext:value-type="float">
            <text:p>5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7647" calcext:value-type="float">
            <text:p>67647</text:p>
          </table:table-cell>
          <table:table-cell table:number-columns-repeated="2"/>
          <table:table-cell office:value-type="float" office:value="1981" calcext:value-type="float">
            <text:p>198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75589" calcext:value-type="float">
            <text:p>75589</text:p>
          </table:table-cell>
          <table:table-cell office:value-type="float" office:value="488" calcext:value-type="float">
            <text:p>4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072" calcext:value-type="float">
            <text:p>68072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float" office:value="76065" calcext:value-type="float">
            <text:p>76065</text:p>
          </table:table-cell>
          <table:table-cell office:value-type="float" office:value="476" calcext:value-type="float">
            <text:p>4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8517" calcext:value-type="float">
            <text:p>68517</text:p>
          </table:table-cell>
          <table:table-cell table:number-columns-repeated="2"/>
          <table:table-cell office:value-type="float" office:value="1983" calcext:value-type="float">
            <text:p>1983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float" office:value="76550" calcext:value-type="float">
            <text:p>76550</text:p>
          </table:table-cell>
          <table:table-cell office:value-type="float" office:value="485" calcext:value-type="float">
            <text:p>4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000" calcext:value-type="float">
            <text:p>69000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float" office:value="76963" calcext:value-type="float">
            <text:p>76963</text:p>
          </table:table-cell>
          <table:table-cell office:value-type="float" office:value="413" calcext:value-type="float">
            <text:p>4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459" calcext:value-type="float">
            <text:p>69459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float" office:value="77385" calcext:value-type="float">
            <text:p>77385</text:p>
          </table:table-cell>
          <table:table-cell office:value-type="float" office:value="422" calcext:value-type="float">
            <text:p>4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9926" calcext:value-type="float">
            <text:p>69926</text:p>
          </table:table-cell>
          <table:table-cell table:number-columns-repeated="2"/>
          <table:table-cell office:value-type="float" office:value="1991" calcext:value-type="float">
            <text:p>199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float" office:value="77782" calcext:value-type="float">
            <text:p>77782</text:p>
          </table:table-cell>
          <table:table-cell office:value-type="float" office:value="397" calcext:value-type="float">
            <text:p>39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443" calcext:value-type="float">
            <text:p>70443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78169" calcext:value-type="float">
            <text:p>78169</text:p>
          </table:table-cell>
          <table:table-cell office:value-type="float" office:value="387" calcext:value-type="float">
            <text:p>3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0978" calcext:value-type="float">
            <text:p>70978</text:p>
          </table:table-cell>
          <table:table-cell table:number-columns-repeated="2"/>
          <table:table-cell office:value-type="float" office:value="1997" calcext:value-type="float">
            <text:p>1997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78515" calcext:value-type="float">
            <text:p>78515</text:p>
          </table:table-cell>
          <table:table-cell office:value-type="float" office:value="346" calcext:value-type="float">
            <text:p>3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523" calcext:value-type="float">
            <text:p>71523</text:p>
          </table:table-cell>
          <table:table-cell table:number-columns-repeated="2"/>
          <table:table-cell office:value-type="float" office:value="2002" calcext:value-type="float">
            <text:p>2002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float" office:value="78890" calcext:value-type="float">
            <text:p>78890</text:p>
          </table:table-cell>
          <table:table-cell office:value-type="float" office:value="375" calcext:value-type="float">
            <text:p>3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026" calcext:value-type="float">
            <text:p>72026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float" office:value="79209" calcext:value-type="float">
            <text:p>79209</text:p>
          </table:table-cell>
          <table:table-cell office:value-type="float" office:value="319" calcext:value-type="float">
            <text:p>3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535" calcext:value-type="float">
            <text:p>72535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float" office:value="79524" calcext:value-type="float">
            <text:p>79524</text:p>
          </table:table-cell>
          <table:table-cell office:value-type="float" office:value="315" calcext:value-type="float">
            <text:p>3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079" calcext:value-type="float">
            <text:p>73079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float" office:value="79824" calcext:value-type="float">
            <text:p>79824</text:p>
          </table:table-cell>
          <table:table-cell office:value-type="float" office:value="300" calcext:value-type="float">
            <text:p>3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558" calcext:value-type="float">
            <text:p>73558</text:p>
          </table:table-cell>
          <table:table-cell table:number-columns-repeated="2"/>
          <table:table-cell office:value-type="float" office:value="2033" calcext:value-type="float">
            <text:p>2033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float" office:value="80076" calcext:value-type="float">
            <text:p>80076</text:p>
          </table:table-cell>
          <table:table-cell office:value-type="float" office:value="252" calcext:value-type="float">
            <text:p>2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027" calcext:value-type="float">
            <text:p>74027</text:p>
          </table:table-cell>
          <table:table-cell table:number-columns-repeated="2"/>
          <table:table-cell office:value-type="float" office:value="2037" calcext:value-type="float">
            <text:p>2037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float" office:value="80342" calcext:value-type="float">
            <text:p>80342</text:p>
          </table:table-cell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496" calcext:value-type="float">
            <text:p>74496</text:p>
          </table:table-cell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float" office:value="80574" calcext:value-type="float">
            <text:p>80574</text:p>
          </table:table-cell>
          <table:table-cell office:value-type="float" office:value="232" calcext:value-type="float">
            <text:p>2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4900" calcext:value-type="float">
            <text:p>74900</text:p>
          </table:table-cell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80785" calcext:value-type="float">
            <text:p>80785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321" calcext:value-type="float">
            <text:p>75321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float" office:value="81009" calcext:value-type="float">
            <text:p>81009</text:p>
          </table:table-cell>
          <table:table-cell office:value-type="float" office:value="224" calcext:value-type="float">
            <text:p>2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5706" calcext:value-type="float">
            <text:p>75706</text:p>
          </table:table-cell>
          <table:table-cell table:number-columns-repeated="2"/>
          <table:table-cell office:value-type="float" office:value="2065" calcext:value-type="float">
            <text:p>2065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81219" calcext:value-type="float">
            <text:p>81219</text:p>
          </table:table-cell>
          <table:table-cell office:value-type="float" office:value="210" calcext:value-type="float">
            <text:p>2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073" calcext:value-type="float">
            <text:p>76073</text:p>
          </table:table-cell>
          <table:table-cell table:number-columns-repeated="2"/>
          <table:table-cell office:value-type="float" office:value="2069" calcext:value-type="float">
            <text:p>2069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float" office:value="81395" calcext:value-type="float">
            <text:p>81395</text:p>
          </table:table-cell>
          <table:table-cell office:value-type="float" office:value="176" calcext:value-type="float">
            <text:p>1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412" calcext:value-type="float">
            <text:p>76412</text:p>
          </table:table-cell>
          <table:table-cell table:number-columns-repeated="2"/>
          <table:table-cell office:value-type="float" office:value="2081" calcext:value-type="float">
            <text:p>208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float" office:value="81561" calcext:value-type="float">
            <text:p>81561</text:p>
          </table:table-cell>
          <table:table-cell office:value-type="float" office:value="166" calcext:value-type="float">
            <text:p>1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6776" calcext:value-type="float">
            <text:p>76776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81704" calcext:value-type="float">
            <text:p>81704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104" calcext:value-type="float">
            <text:p>77104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float" office:value="81840" calcext:value-type="float">
            <text:p>81840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406" calcext:value-type="float">
            <text:p>77406</text:p>
          </table:table-cell>
          <table:table-cell table:number-columns-repeated="2"/>
          <table:table-cell office:value-type="float" office:value="2107" calcext:value-type="float">
            <text:p>2107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float" office:value="81987" calcext:value-type="float">
            <text:p>81987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700" calcext:value-type="float">
            <text:p>77700</text:p>
          </table:table-cell>
          <table:table-cell table:number-columns-repeated="2"/>
          <table:table-cell office:value-type="float" office:value="2117" calcext:value-type="float">
            <text:p>2117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82109" calcext:value-type="float">
            <text:p>82109</text:p>
          </table:table-cell>
          <table:table-cell office:value-type="float" office:value="122" calcext:value-type="float">
            <text:p>1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7946" calcext:value-type="float">
            <text:p>77946</text:p>
          </table:table-cell>
          <table:table-cell table:number-columns-repeated="2"/>
          <table:table-cell office:value-type="float" office:value="2124" calcext:value-type="float">
            <text:p>2124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float" office:value="82227" calcext:value-type="float">
            <text:p>82227</text:p>
          </table:table-cell>
          <table:table-cell office:value-type="float" office:value="118" calcext:value-type="float">
            <text:p>1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219" calcext:value-type="float">
            <text:p>78219</text:p>
          </table:table-cell>
          <table:table-cell table:number-columns-repeated="2"/>
          <table:table-cell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82338" calcext:value-type="float">
            <text:p>82338</text:p>
          </table:table-cell>
          <table:table-cell office:value-type="float" office:value="111" calcext:value-type="float">
            <text:p>11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447" calcext:value-type="float">
            <text:p>78447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float" office:value="82424" calcext:value-type="float">
            <text:p>82424</text:p>
          </table:table-cell>
          <table:table-cell office:value-type="float" office:value="86" calcext:value-type="float">
            <text:p>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660" calcext:value-type="float">
            <text:p>78660</text:p>
          </table:table-cell>
          <table:table-cell table:number-columns-repeated="2"/>
          <table:table-cell office:value-type="float" office:value="2151" calcext:value-type="float">
            <text:p>215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float" office:value="82489" calcext:value-type="float">
            <text:p>82489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8876" calcext:value-type="float">
            <text:p>78876</text:p>
          </table:table-cell>
          <table:table-cell table:number-columns-repeated="2"/>
          <table:table-cell office:value-type="float" office:value="2154" calcext:value-type="float">
            <text:p>2154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float" office:value="82563" calcext:value-type="float">
            <text:p>82563</text:p>
          </table:table-cell>
          <table:table-cell office:value-type="float" office:value="74" calcext:value-type="float">
            <text:p>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094" calcext:value-type="float">
            <text:p>79094</text:p>
          </table:table-cell>
          <table:table-cell table:number-columns-repeated="2"/>
          <table:table-cell office:value-type="float" office:value="2159" calcext:value-type="float">
            <text:p>2159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float" office:value="82627" calcext:value-type="float">
            <text:p>82627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265" calcext:value-type="float">
            <text:p>79265</text:p>
          </table:table-cell>
          <table:table-cell table:number-columns-repeated="2"/>
          <table:table-cell office:value-type="float" office:value="2165" calcext:value-type="float">
            <text:p>2165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82690" calcext:value-type="float">
            <text:p>82690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431" calcext:value-type="float">
            <text:p>79431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float" office:value="82742" calcext:value-type="float">
            <text:p>82742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574" calcext:value-type="float">
            <text:p>79574</text:p>
          </table:table-cell>
          <table:table-cell table:number-columns-repeated="2"/>
          <table:table-cell office:value-type="float" office:value="2177" calcext:value-type="float">
            <text:p>2177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82792" calcext:value-type="float">
            <text:p>82792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715" calcext:value-type="float">
            <text:p>79715</text:p>
          </table:table-cell>
          <table:table-cell table:number-columns-repeated="2"/>
          <table:table-cell office:value-type="float" office:value="2179" calcext:value-type="float">
            <text:p>2179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82841" calcext:value-type="float">
            <text:p>82841</text:p>
          </table:table-cell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854" calcext:value-type="float">
            <text:p>79854</text:p>
          </table:table-cell>
          <table:table-cell table:number-columns-repeated="2"/>
          <table:table-cell office:value-type="float" office:value="2182" calcext:value-type="float">
            <text:p>2182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float" office:value="82867" calcext:value-type="float">
            <text:p>82867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969" calcext:value-type="float">
            <text:p>79969</text:p>
          </table:table-cell>
          <table:table-cell table:number-columns-repeated="2"/>
          <table:table-cell office:value-type="float" office:value="2189" calcext:value-type="float">
            <text:p>2189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float" office:value="82896" calcext:value-type="float">
            <text:p>82896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086" calcext:value-type="float">
            <text:p>80086</text:p>
          </table:table-cell>
          <table:table-cell table:number-columns-repeated="2"/>
          <table:table-cell office:value-type="float" office:value="2194" calcext:value-type="float">
            <text:p>2194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float" office:value="82921" calcext:value-type="float">
            <text:p>82921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198" calcext:value-type="float">
            <text:p>80198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float" office:value="82942" calcext:value-type="float">
            <text:p>82942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283" calcext:value-type="float">
            <text:p>80283</text:p>
          </table:table-cell>
          <table:table-cell table:number-columns-repeated="2"/>
          <table:table-cell office:value-type="float" office:value="2209" calcext:value-type="float">
            <text:p>2209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82960" calcext:value-type="float">
            <text:p>82960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346" calcext:value-type="float">
            <text:p>80346</text:p>
          </table:table-cell>
          <table:table-cell table:number-columns-repeated="2"/>
          <table:table-cell office:value-type="float" office:value="2214" calcext:value-type="float">
            <text:p>2214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float" office:value="82981" calcext:value-type="float">
            <text:p>82981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424" calcext:value-type="float">
            <text:p>80424</text:p>
          </table:table-cell>
          <table:table-cell table:number-columns-repeated="2"/>
          <table:table-cell office:value-type="float" office:value="2216" calcext:value-type="float">
            <text:p>2216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float" office:value="83002" calcext:value-type="float">
            <text:p>83002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491" calcext:value-type="float">
            <text:p>80491</text:p>
          </table:table-cell>
          <table:table-cell table:number-columns-repeated="2"/>
          <table:table-cell office:value-type="float" office:value="2223" calcext:value-type="float">
            <text:p>2223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83017" calcext:value-type="float">
            <text:p>83017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556" calcext:value-type="float">
            <text:p>80556</text:p>
          </table:table-cell>
          <table:table-cell table:number-columns-repeated="2"/>
          <table:table-cell office:value-type="float" office:value="2230" calcext:value-type="float">
            <text:p>223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83034" calcext:value-type="float">
            <text:p>83034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613" calcext:value-type="float">
            <text:p>80613</text:p>
          </table:table-cell>
          <table:table-cell table:number-columns-repeated="2"/>
          <table:table-cell office:value-type="float" office:value="2232" calcext:value-type="float">
            <text:p>2232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float" office:value="83042" calcext:value-type="float">
            <text:p>83042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665" calcext:value-type="float">
            <text:p>80665</text:p>
          </table:table-cell>
          <table:table-cell table:number-columns-repeated="2"/>
          <table:table-cell office:value-type="float" office:value="2235" calcext:value-type="float">
            <text:p>2235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83056" calcext:value-type="float">
            <text:p>83056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718" calcext:value-type="float">
            <text:p>80718</text:p>
          </table:table-cell>
          <table:table-cell table:number-columns-repeated="2"/>
          <table:table-cell office:value-type="float" office:value="2239" calcext:value-type="float">
            <text:p>2239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83071" calcext:value-type="float">
            <text:p>83071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746" calcext:value-type="float">
            <text:p>80746</text:p>
          </table:table-cell>
          <table:table-cell table:number-columns-repeated="2"/>
          <table:table-cell office:value-type="float" office:value="2241" calcext:value-type="float">
            <text:p>2241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float" office:value="83094" calcext:value-type="float">
            <text:p>83094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774" calcext:value-type="float">
            <text:p>80774</text:p>
          </table:table-cell>
          <table:table-cell table:number-columns-repeated="2"/>
          <table:table-cell office:value-type="float" office:value="2244" calcext:value-type="float">
            <text:p>2244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float" office:value="83129" calcext:value-type="float">
            <text:p>83129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802" calcext:value-type="float">
            <text:p>80802</text:p>
          </table:table-cell>
          <table:table-cell table:number-columns-repeated="2"/>
          <table:table-cell office:value-type="float" office:value="2248" calcext:value-type="float">
            <text:p>2248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float" office:value="83167" calcext:value-type="float">
            <text:p>83167</text:p>
          </table:table-cell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825" calcext:value-type="float">
            <text:p>80825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float" office:value="83238" calcext:value-type="float">
            <text:p>83238</text:p>
          </table:table-cell>
          <table:table-cell office:value-type="float" office:value="71" calcext:value-type="float">
            <text:p>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846" calcext:value-type="float">
            <text:p>80846</text:p>
          </table:table-cell>
          <table:table-cell table:number-columns-repeated="2"/>
          <table:table-cell office:value-type="float" office:value="2252" calcext:value-type="float">
            <text:p>2252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float" office:value="83323" calcext:value-type="float">
            <text:p>83323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870" calcext:value-type="float">
            <text:p>80870</text:p>
          </table:table-cell>
          <table:table-cell table:number-columns-repeated="2"/>
          <table:table-cell office:value-type="float" office:value="2252" calcext:value-type="float">
            <text:p>2252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float" office:value="83439" calcext:value-type="float">
            <text:p>83439</text:p>
          </table:table-cell>
          <table:table-cell office:value-type="float" office:value="116" calcext:value-type="float">
            <text:p>1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893" calcext:value-type="float">
            <text:p>80893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83599" calcext:value-type="float">
            <text:p>83599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907" calcext:value-type="float">
            <text:p>80907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float" office:value="83794" calcext:value-type="float">
            <text:p>83794</text:p>
          </table:table-cell>
          <table:table-cell office:value-type="float" office:value="195" calcext:value-type="float">
            <text:p>1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925" calcext:value-type="float">
            <text:p>80925</text:p>
          </table:table-cell>
          <table:table-cell table:number-columns-repeated="2"/>
          <table:table-cell office:value-type="float" office:value="2255" calcext:value-type="float">
            <text:p>2255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float" office:value="83996" calcext:value-type="float">
            <text:p>83996</text:p>
          </table:table-cell>
          <table:table-cell office:value-type="float" office:value="202" calcext:value-type="float">
            <text:p>2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933" calcext:value-type="float">
            <text:p>80933</text:p>
          </table:table-cell>
          <table:table-cell table:number-columns-repeated="2"/>
          <table:table-cell office:value-type="float" office:value="2255" calcext:value-type="float">
            <text:p>225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float" office:value="84222" calcext:value-type="float">
            <text:p>84222</text:p>
          </table:table-cell>
          <table:table-cell office:value-type="float" office:value="226" calcext:value-type="float">
            <text:p>2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947" calcext:value-type="float">
            <text:p>80947</text:p>
          </table:table-cell>
          <table:table-cell table:number-columns-repeated="2"/>
          <table:table-cell office:value-type="float" office:value="2255" calcext:value-type="float">
            <text:p>2255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84508" calcext:value-type="float">
            <text:p>84508</text:p>
          </table:table-cell>
          <table:table-cell office:value-type="float" office:value="286" calcext:value-type="float">
            <text:p>2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962" calcext:value-type="float">
            <text:p>80962</text:p>
          </table:table-cell>
          <table:table-cell table:number-columns-repeated="2"/>
          <table:table-cell office:value-type="float" office:value="2255" calcext:value-type="float">
            <text:p>225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84782" calcext:value-type="float">
            <text:p>84782</text:p>
          </table:table-cell>
          <table:table-cell office:value-type="float" office:value="274" calcext:value-type="float">
            <text:p>2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0985" calcext:value-type="float">
            <text:p>80985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85141" calcext:value-type="float">
            <text:p>85141</text:p>
          </table:table-cell>
          <table:table-cell office:value-type="float" office:value="359" calcext:value-type="float">
            <text:p>3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019" calcext:value-type="float">
            <text:p>8101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float" office:value="85510" calcext:value-type="float">
            <text:p>85510</text:p>
          </table:table-cell>
          <table:table-cell office:value-type="float" office:value="369" calcext:value-type="float">
            <text:p>3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059" calcext:value-type="float">
            <text:p>8105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float" office:value="85908" calcext:value-type="float">
            <text:p>85908</text:p>
          </table:table-cell>
          <table:table-cell office:value-type="float" office:value="398" calcext:value-type="float">
            <text:p>3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130" calcext:value-type="float">
            <text:p>81130</text:p>
          </table:table-cell>
          <table:table-cell table:number-columns-repeated="2"/>
          <table:table-cell office:value-type="float" office:value="2258" calcext:value-type="float">
            <text:p>2258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86351" calcext:value-type="float">
            <text:p>86351</text:p>
          </table:table-cell>
          <table:table-cell office:value-type="float" office:value="443" calcext:value-type="float">
            <text:p>4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213" calcext:value-type="float">
            <text:p>81213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86779" calcext:value-type="float">
            <text:p>86779</text:p>
          </table:table-cell>
          <table:table-cell office:value-type="float" office:value="428" calcext:value-type="float">
            <text:p>4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328" calcext:value-type="float">
            <text:p>81328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float" office:value="87242" calcext:value-type="float">
            <text:p>87242</text:p>
          </table:table-cell>
          <table:table-cell office:value-type="float" office:value="463" calcext:value-type="float">
            <text:p>4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481" calcext:value-type="float">
            <text:p>81481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float" office:value="87711" calcext:value-type="float">
            <text:p>87711</text:p>
          </table:table-cell>
          <table:table-cell office:value-type="float" office:value="469" calcext:value-type="float">
            <text:p>46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675" calcext:value-type="float">
            <text:p>81675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float" office:value="88164" calcext:value-type="float">
            <text:p>88164</text:p>
          </table:table-cell>
          <table:table-cell office:value-type="float" office:value="453" calcext:value-type="float">
            <text:p>4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1874" calcext:value-type="float">
            <text:p>81874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88662" calcext:value-type="float">
            <text:p>88662</text:p>
          </table:table-cell>
          <table:table-cell office:value-type="float" office:value="498" calcext:value-type="float">
            <text:p>4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091" calcext:value-type="float">
            <text:p>82091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float" office:value="89141" calcext:value-type="float">
            <text:p>89141</text:p>
          </table:table-cell>
          <table:table-cell office:value-type="float" office:value="479" calcext:value-type="float">
            <text:p>4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373" calcext:value-type="float">
            <text:p>82373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float" office:value="89629" calcext:value-type="float">
            <text:p>89629</text:p>
          </table:table-cell>
          <table:table-cell office:value-type="float" office:value="488" calcext:value-type="float">
            <text:p>4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641" calcext:value-type="float">
            <text:p>82641</text:p>
          </table:table-cell>
          <table:table-cell table:number-columns-repeated="2"/>
          <table:table-cell office:value-type="float" office:value="2262" calcext:value-type="float">
            <text:p>2262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float" office:value="90099" calcext:value-type="float">
            <text:p>90099</text:p>
          </table:table-cell>
          <table:table-cell office:value-type="float" office:value="470" calcext:value-type="float">
            <text:p>4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2987" calcext:value-type="float">
            <text:p>82987</text:p>
          </table:table-cell>
          <table:table-cell table:number-columns-repeated="2"/>
          <table:table-cell office:value-type="float" office:value="2264" calcext:value-type="float">
            <text:p>2264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float" office:value="90609" calcext:value-type="float">
            <text:p>90609</text:p>
          </table:table-cell>
          <table:table-cell office:value-type="float" office:value="510" calcext:value-type="float">
            <text:p>5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343" calcext:value-type="float">
            <text:p>83343</text:p>
          </table:table-cell>
          <table:table-cell table:number-columns-repeated="2"/>
          <table:table-cell office:value-type="float" office:value="2267" calcext:value-type="float">
            <text:p>2267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91049" calcext:value-type="float">
            <text:p>91049</text:p>
          </table:table-cell>
          <table:table-cell office:value-type="float" office:value="440" calcext:value-type="float">
            <text:p>4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3732" calcext:value-type="float">
            <text:p>83732</text:p>
          </table:table-cell>
          <table:table-cell table:number-columns-repeated="2"/>
          <table:table-cell office:value-type="float" office:value="2267" calcext:value-type="float">
            <text:p>22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3T14:24:36.084106756</dc:date>
    <meta:editing-duration>PT32S</meta:editing-duration>
    <meta:editing-cycles>1</meta:editing-cycles>
    <meta:document-statistic meta:table-count="1" meta:cell-count="2684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Old_young_0.D17:Old_young_0.D380" svg:x="0.32cm" svg:y="0.18cm" svg:width="13.097cm" svg:height="8.64cm">
          <chartooo:coordinate-region svg:x="1.312cm" svg:y="0.301cm" svg:width="12.105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ld_young_0.D17:Old_young_0.D380" chart:class="chart:bar">
            <chart:data-point chart:repeated="3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65">
                <text:p>2065</text:p>
                <draw:g>
                  <svg:desc>Old_young_0.D17:Old_young_0.D3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40">
                <text:p>4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